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88mm"/>
    </style:style>
    <style:style style:name="co4" style:family="table-column">
      <style:table-column-properties fo:break-before="auto" style:column-width="57.03mm"/>
    </style:style>
    <style:style style:name="co5" style:family="table-column">
      <style:table-column-properties fo:break-before="auto" style:column-width="68.1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65.3mm"/>
    </style:style>
    <style:style style:name="co9" style:family="table-column">
      <style:table-column-properties fo:break-before="auto" style:column-width="81.16mm"/>
    </style:style>
    <style:style style:name="co10" style:family="table-column">
      <style:table-column-properties fo:break-before="auto" style:column-width="61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</office:automatic-styles>
  <office:body>
    <office:spreadsheet>
      <table:table table:name="Аркуш1" table:style-name="ta1" table:print-ranges="Аркуш1.A11:Аркуш1.G58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6"/>
          <table:table-cell office:value-type="string" calcext:value-type="string">
            <text:p>create table trend (Dt integer unsigned not null,</text:p>
          </table:table-cell>
        </table:table-row>
        <table:table-row table:style-name="ro1">
          <table:table-cell office:value-type="string" calcext:value-type="string">
            <text:p>yy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]=1;CONCATENATE([.A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n_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]=1;CONCATENATE([.A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dd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]=1;CONCATENATE([.A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hh_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5]=1;CONCATENATE([.A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m_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6]=1;CONCATENATE([.A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s_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7]=1;CONCATENATE([.A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me_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8]=1;CONCATENATE([.A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]=1;CONCATENATE([.A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0]=1;CONCATENATE([.A1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ругий нижній</text:p>
          </table:table-cell>
          <table:table-cell table:number-columns-repeated="6"/>
          <table:table-cell table:formula="of:=IF([.E11]=1;CONCATENATE([.A11];&quot; integer default '0',&quot;);&quot;&quot;)" office:value-type="string" office:string-value="X0001 integer default '0'," calcext:value-type="string">
            <text:p>X0001 integer default '0',</text:p>
          </table:table-cell>
        </table:table-row>
        <table:table-row table:style-name="ro1">
          <table:table-cell office:value-type="string" calcext:value-type="string">
            <text:p>X0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ретій нижній</text:p>
          </table:table-cell>
          <table:table-cell table:number-columns-repeated="6"/>
          <table:table-cell table:formula="of:=IF([.E12]=1;CONCATENATE([.A12];&quot; integer default '0',&quot;);&quot;&quot;)" office:value-type="string" office:string-value="X0002 integer default '0'," calcext:value-type="string">
            <text:p>X0002 integer default '0',</text:p>
          </table:table-cell>
        </table:table-row>
        <table:table-row table:style-name="ro1">
          <table:table-cell office:value-type="string" calcext:value-type="string">
            <text:p>X0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ругий верхній</text:p>
          </table:table-cell>
          <table:table-cell table:number-columns-repeated="6"/>
          <table:table-cell table:formula="of:=IF([.E13]=1;CONCATENATE([.A13];&quot; integer default '0',&quot;);&quot;&quot;)" office:value-type="string" office:string-value="X0003 integer default '0'," calcext:value-type="string">
            <text:p>X0003 integer default '0',</text:p>
          </table:table-cell>
        </table:table-row>
        <table:table-row table:style-name="ro1">
          <table:table-cell office:value-type="string" calcext:value-type="string">
            <text:p>X0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ретій верхній</text:p>
          </table:table-cell>
          <table:table-cell table:number-columns-repeated="6"/>
          <table:table-cell table:formula="of:=IF([.E14]=1;CONCATENATE([.A14];&quot; integer default '0',&quot;);&quot;&quot;)" office:value-type="string" office:string-value="X0004 integer default '0'," calcext:value-type="string">
            <text:p>X0004 integer default '0',</text:p>
          </table:table-cell>
        </table:table-row>
        <table:table-row table:style-name="ro1">
          <table:table-cell office:value-type="string" calcext:value-type="string">
            <text:p>X0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е верхнє положення вагонетки</text:p>
          </table:table-cell>
          <table:table-cell table:number-columns-repeated="6"/>
          <table:table-cell table:formula="of:=IF([.E15]=1;CONCATENATE([.A15];&quot; integer default '0',&quot;);&quot;&quot;)" office:value-type="string" office:string-value="X0005 integer default '0'," calcext:value-type="string">
            <text:p>X0005 integer default '0',</text:p>
          </table:table-cell>
        </table:table-row>
        <table:table-row table:style-name="ro1">
          <table:table-cell office:value-type="string" calcext:value-type="string">
            <text:p>X0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ший нижній</text:p>
          </table:table-cell>
          <table:table-cell table:number-columns-repeated="6"/>
          <table:table-cell table:formula="of:=IF([.E16]=1;CONCATENATE([.A16];&quot; integer default '0',&quot;);&quot;&quot;)" office:value-type="string" office:string-value="X0006 integer default '0'," calcext:value-type="string">
            <text:p>X0006 integer default '0',</text:p>
          </table:table-cell>
        </table:table-row>
        <table:table-row table:style-name="ro1">
          <table:table-cell office:value-type="string" calcext:value-type="string">
            <text:p>X0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ший верхній</text:p>
          </table:table-cell>
          <table:table-cell table:number-columns-repeated="6"/>
          <table:table-cell table:formula="of:=IF([.E17]=1;CONCATENATE([.A17];&quot; integer default '0',&quot;);&quot;&quot;)" office:value-type="string" office:string-value="X0007 integer default '0'," calcext:value-type="string">
            <text:p>X0007 integer default '0',</text:p>
          </table:table-cell>
        </table:table-row>
        <table:table-row table:style-name="ro1">
          <table:table-cell office:value-type="string" calcext:value-type="string">
            <text:p>X0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ЧП скіпа</text:p>
          </table:table-cell>
          <table:table-cell table:number-columns-repeated="6"/>
          <table:table-cell table:formula="of:=IF([.E18]=1;CONCATENATE([.A18];&quot; integer default '0',&quot;);&quot;&quot;)" office:value-type="string" office:string-value="X0008 integer default '0'," calcext:value-type="string">
            <text:p>X0008 integer default '0',</text:p>
          </table:table-cell>
        </table:table-row>
        <table:table-row table:style-name="ro1">
          <table:table-cell office:value-type="string" calcext:value-type="string">
            <text:p>X0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 ЧП скіпа</text:p>
          </table:table-cell>
          <table:table-cell table:number-columns-repeated="6"/>
          <table:table-cell table:formula="of:=IF([.E19]=1;CONCATENATE([.A18];&quot; integer default '0',&quot;);&quot;&quot;)" office:value-type="string" office:string-value="X0008 integer default '0'," calcext:value-type="string">
            <text:p>X0008 integer default '0',</text:p>
          </table:table-cell>
        </table:table-row>
        <table:table-row table:style-name="ro1">
          <table:table-cell office:value-type="string" calcext:value-type="string">
            <text:p>X0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вантаження ЧП скіпа</text:p>
          </table:table-cell>
          <table:table-cell table:number-columns-repeated="6"/>
          <table:table-cell table:formula="of:=IF([.E20]=1;CONCATENATE([.A19];&quot; integer default '0',&quot;);&quot;&quot;)" office:value-type="string" office:string-value="X0009 integer default '0'," calcext:value-type="string">
            <text:p>X0009 integer default '0',</text:p>
          </table:table-cell>
        </table:table-row>
        <table:table-row table:style-name="ro1">
          <table:table-cell office:value-type="string" calcext:value-type="string">
            <text:p>X0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 ЧП дозатора палива</text:p>
          </table:table-cell>
          <table:table-cell table:number-columns-repeated="6"/>
          <table:table-cell table:formula="of:=IF([.E21]=1;CONCATENATE([.A20];&quot; integer default '0',&quot;);&quot;&quot;)" office:value-type="string" office:string-value="X0010 integer default '0'," calcext:value-type="string">
            <text:p>X0010 integer default '0',</text:p>
          </table:table-cell>
        </table:table-row>
        <table:table-row table:style-name="ro1">
          <table:table-cell office:value-type="string" calcext:value-type="string">
            <text:p>X0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ЧП дозатора палива</text:p>
          </table:table-cell>
          <table:table-cell table:number-columns-repeated="6"/>
          <table:table-cell table:formula="of:=IF([.E22]=1;CONCATENATE([.A21];&quot; integer default '0',&quot;);&quot;&quot;)" office:value-type="string" office:string-value="X0011 integer default '0'," calcext:value-type="string">
            <text:p>X0011 integer default '0',</text:p>
          </table:table-cell>
        </table:table-row>
        <table:table-row table:style-name="ro1">
          <table:table-cell office:value-type="string" calcext:value-type="string">
            <text:p>X0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ерхній кінцевик зонда рівня</text:p>
          </table:table-cell>
          <table:table-cell table:number-columns-repeated="6"/>
          <table:table-cell table:formula="of:=IF([.E23]=1;CONCATENATE([.A22];&quot; integer default '0',&quot;);&quot;&quot;)" office:value-type="string" office:string-value="X0012 integer default '0'," calcext:value-type="string">
            <text:p>X0012 integer default '0',</text:p>
          </table:table-cell>
        </table:table-row>
        <table:table-row table:style-name="ro1">
          <table:table-cell office:value-type="string" calcext:value-type="string">
            <text:p>X0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ихній кінцевик зонда рівня</text:p>
          </table:table-cell>
          <table:table-cell table:number-columns-repeated="6"/>
          <table:table-cell table:formula="of:=IF([.E24]=1;CONCATENATE([.A23];&quot; integer default '0',&quot;);&quot;&quot;)" office:value-type="string" office:string-value="X0013 integer default '0'," calcext:value-type="string">
            <text:p>X0013 integer default '0',</text:p>
          </table:table-cell>
        </table:table-row>
        <table:table-row table:style-name="ro1">
          <table:table-cell office:value-type="string" calcext:value-type="string">
            <text:p>X0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игналізація провисання троса.</text:p>
          </table:table-cell>
          <table:table-cell table:number-columns-repeated="6"/>
          <table:table-cell table:formula="of:=IF([.E25]=1;CONCATENATE([.A24];&quot; integer default '0',&quot;);&quot;&quot;)" office:value-type="string" office:string-value="X0014 integer default '0'," calcext:value-type="string">
            <text:p>X0014 integer default '0',</text:p>
          </table:table-cell>
        </table:table-row>
        <table:table-row table:style-name="ro1">
          <table:table-cell office:value-type="string" calcext:value-type="string">
            <text:p>X0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]=1;CONCATENATE([.A25];&quot; integer default '0',&quot;);&quot;&quot;)" office:value-type="string" office:string-value="X0015 integer default '0'," calcext:value-type="string">
            <text:p>X0015 integer default '0',</text:p>
          </table:table-cell>
        </table:table-row>
        <table:table-row table:style-name="ro1">
          <table:table-cell office:value-type="string" calcext:value-type="string">
            <text:p>X0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]=1;CONCATENATE([.A26];&quot; integer default '0',&quot;);&quot;&quot;)" office:value-type="string" office:string-value="X0016 integer default '0'," calcext:value-type="string">
            <text:p>X0016 integer default '0',</text:p>
          </table:table-cell>
        </table:table-row>
        <table:table-row table:style-name="ro1">
          <table:table-cell office:value-type="string" calcext:value-type="string">
            <text:p>X0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Поворот лопати</text:p>
          </table:table-cell>
          <table:table-cell table:number-columns-repeated="5"/>
          <table:table-cell table:formula="of:=IF([.E28]=1;CONCATENATE([.A27];&quot; integer default '0',&quot;);&quot;&quot;)" office:value-type="string" office:string-value="X0017 integer default '0'," calcext:value-type="string">
            <text:p>X0017 integer default '0',</text:p>
          </table:table-cell>
        </table:table-row>
        <table:table-row table:style-name="ro1">
          <table:table-cell office:value-type="string" calcext:value-type="string">
            <text:p>X0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чний режим</text:p>
          </table:table-cell>
          <table:table-cell table:number-columns-repeated="6"/>
          <table:table-cell table:formula="of:=IF([.E29]=1;CONCATENATE([.A28];&quot; integer default '0',&quot;);&quot;&quot;)" office:value-type="string" office:string-value="X0018 integer default '0'," calcext:value-type="string">
            <text:p>X0018 integer default '0',</text:p>
          </table:table-cell>
        </table:table-row>
        <table:table-row table:style-name="ro1">
          <table:table-cell office:value-type="string" calcext:value-type="string">
            <text:p>X0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ичний режим</text:p>
          </table:table-cell>
          <table:table-cell table:number-columns-repeated="6"/>
          <table:table-cell table:formula="of:=IF([.E30]=1;CONCATENATE([.A29];&quot; integer default '0',&quot;);&quot;&quot;)" office:value-type="string" office:string-value="X0019 integer default '0'," calcext:value-type="string">
            <text:p>X0019 integer default '0',</text:p>
          </table:table-cell>
        </table:table-row>
        <table:table-row table:style-name="ro1">
          <table:table-cell office:value-type="string" calcext:value-type="string">
            <text:p>X0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“СКІП ВВЕРХ”</text:p>
          </table:table-cell>
          <table:table-cell table:number-columns-repeated="6"/>
          <table:table-cell table:formula="of:=IF([.E31]=1;CONCATENATE([.A30];&quot; integer default '0',&quot;);&quot;&quot;)" office:value-type="string" office:string-value="X0020 integer default '0'," calcext:value-type="string">
            <text:p>X0020 integer default '0',</text:p>
          </table:table-cell>
        </table:table-row>
        <table:table-row table:style-name="ro1">
          <table:table-cell office:value-type="string" calcext:value-type="string">
            <text:p>X00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“СКІП СТОП”</text:p>
          </table:table-cell>
          <table:table-cell table:number-columns-repeated="6"/>
          <table:table-cell table:formula="of:=IF([.E32]=1;CONCATENATE([.A31];&quot; integer default '0',&quot;);&quot;&quot;)" office:value-type="string" office:string-value="X0021 integer default '0'," calcext:value-type="string">
            <text:p>X0021 integer default '0',</text:p>
          </table:table-cell>
        </table:table-row>
        <table:table-row table:style-name="ro1">
          <table:table-cell office:value-type="string" calcext:value-type="string">
            <text:p>X00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“СКІПВНИЗ”</text:p>
          </table:table-cell>
          <table:table-cell table:number-columns-repeated="6"/>
          <table:table-cell table:formula="of:=IF([.E33]=1;CONCATENATE([.A32];&quot; integer default '0',&quot;);&quot;&quot;)" office:value-type="string" office:string-value="X0022 integer default '0'," calcext:value-type="string">
            <text:p>X0022 integer default '0',</text:p>
          </table:table-cell>
        </table:table-row>
        <table:table-row table:style-name="ro1">
          <table:table-cell office:value-type="string" calcext:value-type="string">
            <text:p>X00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Ручний режим дозатора палива</text:p>
          </table:table-cell>
          <table:table-cell table:number-columns-repeated="4"/>
          <table:table-cell table:formula="of:=IF([.E34]=1;CONCATENATE([.A33];&quot; integer default '0',&quot;);&quot;&quot;)" office:value-type="string" office:string-value="X0023 integer default '0'," calcext:value-type="string">
            <text:p>X0023 integer default '0',</text:p>
          </table:table-cell>
        </table:table-row>
        <table:table-row table:style-name="ro1">
          <table:table-cell office:value-type="string" calcext:value-type="string">
            <text:p>X00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Автоматичний режим дозатора палива</text:p>
          </table:table-cell>
          <table:table-cell table:number-columns-repeated="4"/>
          <table:table-cell table:formula="of:=IF([.E35]=1;CONCATENATE([.A34];&quot; integer default '0',&quot;);&quot;&quot;)" office:value-type="string" office:string-value="X0024 integer default '0'," calcext:value-type="string">
            <text:p>X0024 integer default '0',</text:p>
          </table:table-cell>
        </table:table-row>
        <table:table-row table:style-name="ro1">
          <table:table-cell office:value-type="string" calcext:value-type="string">
            <text:p>X00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“СТОП” дозатора палива</text:p>
          </table:table-cell>
          <table:table-cell table:number-columns-repeated="6"/>
          <table:table-cell table:formula="of:=IF([.E36]=1;CONCATENATE([.A35];&quot; integer default '0',&quot;);&quot;&quot;)" office:value-type="string" office:string-value="X0025 integer default '0'," calcext:value-type="string">
            <text:p>X0025 integer default '0',</text:p>
          </table:table-cell>
        </table:table-row>
        <table:table-row table:style-name="ro1">
          <table:table-cell office:value-type="string" calcext:value-type="string">
            <text:p>X00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нопка “ПУСК” дозатора палива</text:p>
          </table:table-cell>
          <table:table-cell table:number-columns-repeated="6"/>
          <table:table-cell table:formula="of:=IF([.E37]=1;CONCATENATE([.A36];&quot; integer default '0',&quot;);&quot;&quot;)" office:value-type="string" office:string-value="X0026 integer default '0'," calcext:value-type="string">
            <text:p>X0026 integer default '0',</text:p>
          </table:table-cell>
        </table:table-row>
        <table:table-row table:style-name="ro1">
          <table:table-cell office:value-type="string" calcext:value-type="string">
            <text:p>X00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бка відкрита (внизу)</text:p>
          </table:table-cell>
          <table:table-cell/>
          <table:table-cell office:value-type="string" calcext:value-type="string">
            <text:p>Автоматчине управління трасуном палива</text:p>
          </table:table-cell>
          <table:table-cell table:number-columns-repeated="4"/>
          <table:table-cell table:formula="of:=IF([.E38]=1;CONCATENATE([.A37];&quot; integer default '0',&quot;);&quot;&quot;)" office:value-type="string" office:string-value="X0027 integer default '0'," calcext:value-type="string">
            <text:p>X0027 integer default '0',</text:p>
          </table:table-cell>
        </table:table-row>
        <table:table-row table:style-name="ro1">
          <table:table-cell office:value-type="string" calcext:value-type="string">
            <text:p>X002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бка закрита (вверху)</text:p>
          </table:table-cell>
          <table:table-cell/>
          <table:table-cell office:value-type="string" calcext:value-type="string">
            <text:p>Робота трясуна палива</text:p>
          </table:table-cell>
          <table:table-cell table:number-columns-repeated="4"/>
          <table:table-cell table:formula="of:=IF([.E39]=1;CONCATENATE([.A38];&quot; integer default '0',&quot;);&quot;&quot;)" office:value-type="string" office:string-value="X0028 integer default '0'," calcext:value-type="string">
            <text:p>X0028 integer default '0',</text:p>
          </table:table-cell>
        </table:table-row>
        <table:table-row table:style-name="ro1">
          <table:table-cell office:value-type="string" calcext:value-type="string">
            <text:p>X00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Автоматичне управління пластинчатим транспортером</text:p>
          </table:table-cell>
          <table:table-cell table:number-columns-repeated="4"/>
          <table:table-cell table:formula="of:=IF([.E40]=1;CONCATENATE([.A39];&quot; integer default '0',&quot;);&quot;&quot;)" office:value-type="string" office:string-value="X0029 integer default '0'," calcext:value-type="string">
            <text:p>X0029 integer default '0',</text:p>
          </table:table-cell>
        </table:table-row>
        <table:table-row table:style-name="ro1">
          <table:table-cell office:value-type="string" calcext:value-type="string">
            <text:p>X00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Робота пластинчатого транспортера</text:p>
          </table:table-cell>
          <table:table-cell table:number-columns-repeated="4"/>
          <table:table-cell table:formula="of:=IF([.E41]=1;CONCATENATE([.A40];&quot; integer default '0',&quot;);&quot;&quot;)" office:value-type="string" office:string-value="X0030 integer default '0'," calcext:value-type="string">
            <text:p>X0030 integer default '0',</text:p>
          </table:table-cell>
        </table:table-row>
        <table:table-row table:style-name="ro1">
          <table:table-cell office:value-type="string" calcext:value-type="string">
            <text:p>X00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Автоматичне управління куполом</text:p>
          </table:table-cell>
          <table:table-cell table:number-columns-repeated="4"/>
          <table:table-cell table:formula="of:=IF([.E42]=1;CONCATENATE([.A41];&quot; integer default '0',&quot;);&quot;&quot;)" office:value-type="string" office:string-value="X0031 integer default '0'," calcext:value-type="string">
            <text:p>X0031 integer default '0',</text:p>
          </table:table-cell>
        </table:table-row>
        <table:table-row table:style-name="ro1">
          <table:table-cell office:value-type="string" calcext:value-type="string">
            <text:p>Y00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ворот лопати</text:p>
          </table:table-cell>
          <table:table-cell office:value-type="string" calcext:value-type="string">
            <text:p>*</text:p>
          </table:table-cell>
          <table:table-cell table:number-columns-repeated="5"/>
          <table:table-cell table:formula="of:=IF([.E43]=1;CONCATENATE([.A42];&quot; integer default '0',&quot;);&quot;&quot;)" office:value-type="string" office:string-value="X0032 integer default '0'," calcext:value-type="string">
            <text:p>X0032 integer default '0',</text:p>
          </table:table-cell>
        </table:table-row>
        <table:table-row table:style-name="ro1">
          <table:table-cell office:value-type="string" calcext:value-type="string">
            <text:p>Y00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пускання пробки</text:p>
          </table:table-cell>
          <table:table-cell office:value-type="string" calcext:value-type="string">
            <text:p>*</text:p>
          </table:table-cell>
          <table:table-cell table:number-columns-repeated="5"/>
          <table:table-cell table:formula="of:=IF([.E44]=1;CONCATENATE([.A43];&quot; integer default '0',&quot;);&quot;&quot;)" office:value-type="string" office:string-value="Y0001 integer default '0'," calcext:value-type="string">
            <text:p>Y0001 integer default '0',</text:p>
          </table:table-cell>
        </table:table-row>
        <table:table-row table:style-name="ro1">
          <table:table-cell office:value-type="string" calcext:value-type="string">
            <text:p>Y00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5]=1;CONCATENATE([.A44];&quot; integer default '0',&quot;);&quot;&quot;)" office:value-type="string" office:string-value="Y0002 integer default '0'," calcext:value-type="string">
            <text:p>Y0002 integer default '0',</text:p>
          </table:table-cell>
        </table:table-row>
        <table:table-row table:style-name="ro1">
          <table:table-cell office:value-type="string" calcext:value-type="string">
            <text:p>Y00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6]=1;CONCATENATE([.A45];&quot; integer default '0',&quot;);&quot;&quot;)" office:value-type="string" office:string-value="Y0003 integer default '0'," calcext:value-type="string">
            <text:p>Y0003 integer default '0',</text:p>
          </table:table-cell>
        </table:table-row>
        <table:table-row table:style-name="ro1">
          <table:table-cell office:value-type="string" calcext:value-type="string">
            <text:p>Y00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П дозатора палива</text:p>
          </table:table-cell>
          <table:table-cell table:number-columns-repeated="6"/>
          <table:table-cell table:formula="of:=IF([.E47]=1;CONCATENATE([.A46];&quot; integer default '0',&quot;);&quot;&quot;)" office:value-type="string" office:string-value="Y0004 integer default '0'," calcext:value-type="string">
            <text:p>Y0004 integer default '0',</text:p>
          </table:table-cell>
        </table:table-row>
        <table:table-row table:style-name="ro1">
          <table:table-cell office:value-type="string" calcext:value-type="string">
            <text:p>Y00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8]=1;CONCATENATE([.A47];&quot; integer default '0',&quot;);&quot;&quot;)" office:value-type="string" office:string-value="Y0005 integer default '0'," calcext:value-type="string">
            <text:p>Y0005 integer default '0',</text:p>
          </table:table-cell>
        </table:table-row>
        <table:table-row table:style-name="ro1">
          <table:table-cell office:value-type="string" calcext:value-type="string">
            <text:p>Y00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49]=1;CONCATENATE([.A48];&quot; integer default '0',&quot;);&quot;&quot;)" office:value-type="string" office:string-value="Y0006 integer default '0'," calcext:value-type="string">
            <text:p>Y0006 integer default '0',</text:p>
          </table:table-cell>
        </table:table-row>
        <table:table-row table:style-name="ro1">
          <table:table-cell office:value-type="string" calcext:value-type="string">
            <text:p>Y00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50]=1;CONCATENATE([.A49];&quot; integer default '0',&quot;);&quot;&quot;)" office:value-type="string" office:string-value="Y0007 integer default '0'," calcext:value-type="string">
            <text:p>Y0007 integer default '0',</text:p>
          </table:table-cell>
        </table:table-row>
        <table:table-row table:style-name="ro1">
          <table:table-cell office:value-type="string" calcext:value-type="string">
            <text:p>Y00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кіп вверх</text:p>
          </table:table-cell>
          <table:table-cell table:number-columns-repeated="6"/>
          <table:table-cell table:formula="of:=IF([.E51]=1;CONCATENATE([.A50];&quot; integer default '0',&quot;);&quot;&quot;)" office:value-type="string" office:string-value="Y0008 integer default '0'," calcext:value-type="string">
            <text:p>Y0008 integer default '0',</text:p>
          </table:table-cell>
        </table:table-row>
        <table:table-row table:style-name="ro1">
          <table:table-cell office:value-type="string" calcext:value-type="string">
            <text:p>Y00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кіп <text:s/>вниз</text:p>
          </table:table-cell>
          <table:table-cell table:number-columns-repeated="6"/>
          <table:table-cell table:formula="of:=IF([.E52]=1;CONCATENATE([.A51];&quot; integer default '0',&quot;);&quot;&quot;)" office:value-type="string" office:string-value="Y0009 integer default '0'," calcext:value-type="string">
            <text:p>Y0009 integer default '0',</text:p>
          </table:table-cell>
        </table:table-row>
        <table:table-row table:style-name="ro1">
          <table:table-cell office:value-type="string" calcext:value-type="string">
            <text:p>Y0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Скіп швидко</text:p>
          </table:table-cell>
          <table:table-cell table:number-columns-repeated="5"/>
          <table:table-cell table:formula="of:=IF([.E53]=1;CONCATENATE([.A52];&quot; integer default '0',&quot;);&quot;&quot;)" office:value-type="string" office:string-value="Y0010 integer default '0'," calcext:value-type="string">
            <text:p>Y0010 integer default '0',</text:p>
          </table:table-cell>
        </table:table-row>
        <table:table-row table:style-name="ro1">
          <table:table-cell office:value-type="string" calcext:value-type="string">
            <text:p>Y00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54]=1;CONCATENATE([.A53];&quot; integer default '0',&quot;);&quot;&quot;)" office:value-type="string" office:string-value="Y0011 integer default '0'," calcext:value-type="string">
            <text:p>Y0011 integer default '0',</text:p>
          </table:table-cell>
        </table:table-row>
        <table:table-row table:style-name="ro1">
          <table:table-cell office:value-type="string" calcext:value-type="string">
            <text:p>Y00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Транспортер вугілля</text:p>
          </table:table-cell>
          <table:table-cell table:number-columns-repeated="6"/>
          <table:table-cell table:formula="of:=IF([.E55]=1;CONCATENATE([.A54];&quot; integer default '0',&quot;);&quot;&quot;)" office:value-type="string" office:string-value="Y0012 integer default '0'," calcext:value-type="string">
            <text:p>Y0012 integer default '0',</text:p>
          </table:table-cell>
        </table:table-row>
        <table:table-row table:style-name="ro1">
          <table:table-cell office:value-type="string" calcext:value-type="string">
            <text:p>Y00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ластинчатий транспортер</text:p>
          </table:table-cell>
          <table:table-cell table:number-columns-repeated="6"/>
          <table:table-cell table:formula="of:=IF([.E56]=1;CONCATENATE([.A55];&quot; integer default '0',&quot;);&quot;&quot;)" office:value-type="string" office:string-value="Y0013 integer default '0'," calcext:value-type="string">
            <text:p>Y0013 integer default '0',</text:p>
          </table:table-cell>
        </table:table-row>
        <table:table-row table:style-name="ro1">
          <table:table-cell office:value-type="string" calcext:value-type="string">
            <text:p>Y00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ідйом пробки</text:p>
          </table:table-cell>
          <table:table-cell table:number-columns-repeated="6"/>
          <table:table-cell table:formula="of:=IF([.E57]=1;CONCATENATE([.A56];&quot; integer default '0',&quot;);&quot;&quot;)" office:value-type="string" office:string-value="Y0014 integer default '0'," calcext:value-type="string">
            <text:p>Y0014 integer default '0',</text:p>
          </table:table-cell>
        </table:table-row>
        <table:table-row table:style-name="ro1">
          <table:table-cell office:value-type="string" calcext:value-type="string">
            <text:p>Y00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опереджувальний сигнал</text:p>
          </table:table-cell>
          <table:table-cell table:number-columns-repeated="6"/>
          <table:table-cell table:formula="of:=IF([.E58]=1;CONCATENATE([.A57];&quot; integer default '0',&quot;);&quot;&quot;)" office:value-type="string" office:string-value="Y0015 integer default '0'," calcext:value-type="string">
            <text:p>Y0015 integer default '0',</text:p>
          </table:table-cell>
        </table:table-row>
        <table:table-row table:style-name="ro1">
          <table:table-cell office:value-type="string" calcext:value-type="string">
            <text:p>almX00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я повороту лопати</text:p>
          </table:table-cell>
          <table:table-cell table:number-columns-repeated="6"/>
          <table:table-cell table:formula="of:=IF([.E59]=1;CONCATENATE([.A58];&quot; integer default '0',&quot;);&quot;&quot;)" office:value-type="string" office:string-value="Y0016 integer default '0'," calcext:value-type="string">
            <text:p>Y0016 integer default '0',</text:p>
          </table:table-cell>
        </table:table-row>
        <table:table-row table:style-name="ro1">
          <table:table-cell office:value-type="string" calcext:value-type="string">
            <text:p>V00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ага палива</text:p>
          </table:table-cell>
          <table:table-cell table:number-columns-repeated="4"/>
          <table:table-cell office:value-type="string" calcext:value-type="string">
            <text:p>V0003</text:p>
          </table:table-cell>
          <table:table-cell/>
          <table:table-cell table:formula="of:=IF([.E60]=1;CONCATENATE([.A59];&quot; integer default '0',&quot;);&quot;&quot;)" office:value-type="string" office:string-value="almX0018 integer default '0'," calcext:value-type="string">
            <text:p>almX0018 integer default '0',</text:p>
          </table:table-cell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ага шихти</text:p>
          </table:table-cell>
          <table:table-cell table:number-columns-repeated="4"/>
          <table:table-cell office:value-type="string" calcext:value-type="string">
            <text:p>V0004</text:p>
          </table:table-cell>
          <table:table-cell/>
          <table:table-cell table:formula="of:=IF([.E61]=1;CONCATENATE([.A60];&quot; integer default '0',&quot;);&quot;&quot;)" office:value-type="string" office:string-value="V0001 integer default '0'," calcext:value-type="string">
            <text:p>V0001 integer default '0',</text:p>
          </table:table-cell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 в газовій печі</text:p>
          </table:table-cell>
          <table:table-cell table:number-columns-repeated="4"/>
          <table:table-cell office:value-type="string" calcext:value-type="string">
            <text:p>V0005</text:p>
          </table:table-cell>
          <table:table-cell/>
          <table:table-cell table:formula="of:=IF([.E62]=1;CONCATENATE([.A61];&quot; integer default '0',&quot;);&quot;&quot;)" office:value-type="string" office:string-value="V0002 integer default '0'," calcext:value-type="string">
            <text:p>V0002 integer default '0',</text:p>
          </table:table-cell>
        </table:table-row>
        <table:table-row table:style-name="ro1">
          <table:table-cell office:value-type="string" calcext:value-type="string">
            <text:p>V00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 після першої ловушки</text:p>
          </table:table-cell>
          <table:table-cell table:number-columns-repeated="4"/>
          <table:table-cell office:value-type="string" calcext:value-type="string">
            <text:p>V0006</text:p>
          </table:table-cell>
          <table:table-cell/>
          <table:table-cell table:formula="of:=IF([.E63]=1;CONCATENATE([.A62];&quot; integer default '0',&quot;);&quot;&quot;)" office:value-type="string" office:string-value="V0003 integer default '0'," calcext:value-type="string">
            <text:p>V0003 integer default '0',</text:p>
          </table:table-cell>
        </table:table-row>
        <table:table-row table:style-name="ro1">
          <table:table-cell office:value-type="string" calcext:value-type="string">
            <text:p>V000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озрідження після другої ловушки </text:p>
          </table:table-cell>
          <table:table-cell table:number-columns-repeated="6"/>
          <table:table-cell table:formula="of:=IF([.E64]=1;CONCATENATE([.A63];&quot; integer default '0',&quot;);&quot;&quot;)" office:value-type="string" office:string-value="V0004 integer default '0'," calcext:value-type="string">
            <text:p>V0004 integer default '0',</text:p>
          </table:table-cell>
        </table:table-row>
        <table:table-row table:style-name="ro1">
          <table:table-cell office:value-type="string" calcext:value-type="string">
            <text:p>V000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на насосі</text:p>
          </table:table-cell>
          <table:table-cell table:number-columns-repeated="6"/>
          <table:table-cell table:formula="of:=IF([.E65]=1;CONCATENATE([.A64];&quot; integer default '0',&quot;);&quot;&quot;)" office:value-type="string" office:string-value="V0005 integer default '0'," calcext:value-type="string">
            <text:p>V0005 integer default '0',</text:p>
          </table:table-cell>
        </table:table-row>
        <table:table-row table:style-name="ro1">
          <table:table-cell office:value-type="string" calcext:value-type="string">
            <text:p>V000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у дозріваючі №1 </text:p>
          </table:table-cell>
          <table:table-cell/>
          <table:table-cell office:value-type="string" calcext:value-type="string">
            <text:p>Збірник води на гасіння вапна</text:p>
          </table:table-cell>
          <table:table-cell table:number-columns-repeated="4"/>
          <table:table-cell table:formula="of:=IF([.E66]=1;CONCATENATE([.A65];&quot; integer default '0',&quot;);&quot;&quot;)" office:value-type="string" office:string-value="V0006 integer default '0'," calcext:value-type="string">
            <text:p>V0006 integer default '0',</text:p>
          </table:table-cell>
        </table:table-row>
        <table:table-row table:style-name="ro1">
          <table:table-cell office:value-type="string" calcext:value-type="string">
            <text:p>V000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у дозріваючі №2</text:p>
          </table:table-cell>
          <table:table-cell/>
          <table:table-cell office:value-type="string" calcext:value-type="string">
            <text:p>Температура води на гасіння</text:p>
          </table:table-cell>
          <table:table-cell table:number-columns-repeated="4"/>
          <table:table-cell table:formula="of:=IF([.E67]=1;CONCATENATE([.A66];&quot; integer default '0',&quot;);&quot;&quot;)" office:value-type="string" office:string-value="V0007 integer default '0'," calcext:value-type="string">
            <text:p>V0007 integer default '0',</text:p>
          </table:table-cell>
        </table:table-row>
        <table:table-row table:style-name="ro1">
          <table:table-cell office:value-type="string" calcext:value-type="string">
            <text:p>V00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у дозріваючі №3</text:p>
          </table:table-cell>
          <table:table-cell table:number-columns-repeated="6"/>
          <table:table-cell table:formula="of:=IF([.E68]=1;CONCATENATE([.A67];&quot; integer default '0',&quot;);&quot;&quot;)" office:value-type="string" office:string-value="V0008 integer default '0'," calcext:value-type="string">
            <text:p>V0008 integer default '0',</text:p>
          </table:table-cell>
        </table:table-row>
        <table:table-row table:style-name="ro1">
          <table:table-cell office:value-type="string" calcext:value-type="string">
            <text:p>V00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оди на гасіння</text:p>
          </table:table-cell>
          <table:table-cell/>
          <table:table-cell office:value-type="string" calcext:value-type="string">
            <text:p>Рівень у дозріваючі №1 </text:p>
          </table:table-cell>
          <table:table-cell table:number-columns-repeated="4"/>
          <table:table-cell table:formula="of:=IF([.E69]=1;CONCATENATE([.A68];&quot; integer default '0',&quot;);&quot;&quot;)" office:value-type="string" office:string-value="V0009 integer default '0'," calcext:value-type="string">
            <text:p>V0009 integer default '0',</text:p>
          </table:table-cell>
        </table:table-row>
        <table:table-row table:style-name="ro1">
          <table:table-cell office:value-type="string" calcext:value-type="string">
            <text:p>V00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на виході</text:p>
          </table:table-cell>
          <table:table-cell/>
          <table:table-cell office:value-type="string" calcext:value-type="string">
            <text:p>Рівень у дозріваючі №2</text:p>
          </table:table-cell>
          <table:table-cell table:number-columns-repeated="4"/>
          <table:table-cell table:formula="of:=IF([.E70]=1;CONCATENATE([.A69];&quot; integer default '0',&quot;);&quot;&quot;)" office:value-type="string" office:string-value="V0010 integer default '0'," calcext:value-type="string">
            <text:p>V0010 integer default '0',</text:p>
          </table:table-cell>
        </table:table-row>
        <table:table-row table:style-name="ro1">
          <table:table-cell office:value-type="string" calcext:value-type="string">
            <text:p>V00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над вигрузочним столом</text:p>
          </table:table-cell>
          <table:table-cell table:number-columns-repeated="6"/>
          <table:table-cell table:formula="of:=IF([.E71]=1;CONCATENATE([.A70];&quot; integer default '0',&quot;);&quot;&quot;)" office:value-type="string" office:string-value="V0011 integer default '0'," calcext:value-type="string">
            <text:p>V0011 integer default '0',</text:p>
          </table:table-cell>
        </table:table-row>
        <table:table-row table:style-name="ro1">
          <table:table-cell office:value-type="string" calcext:value-type="string">
            <text:p>V00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Температура на виході зона 1</text:p>
          </table:table-cell>
          <table:table-cell table:number-columns-repeated="4"/>
          <table:table-cell table:formula="of:=IF([.E72]=1;CONCATENATE([.A71];&quot; integer default '0',&quot;);&quot;&quot;)" office:value-type="string" office:string-value="V0012 integer default '0'," calcext:value-type="string">
            <text:p>V0012 integer default '0',</text:p>
          </table:table-cell>
        </table:table-row>
        <table:table-row table:style-name="ro1">
          <table:table-cell office:value-type="string" calcext:value-type="string">
            <text:p>V00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Температура на виході зона 2</text:p>
          </table:table-cell>
          <table:table-cell table:number-columns-repeated="4"/>
          <table:table-cell table:formula="of:=IF([.E73]=1;CONCATENATE([.A72];&quot; integer default '0',&quot;);&quot;&quot;)" office:value-type="string" office:string-value="V0013 integer default '0'," calcext:value-type="string">
            <text:p>V0013 integer default '0',</text:p>
          </table:table-cell>
        </table:table-row>
        <table:table-row table:style-name="ro1">
          <table:table-cell office:value-type="string" calcext:value-type="string">
            <text:p>V001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74]=1;CONCATENATE([.A73];&quot; integer default '0',&quot;);&quot;&quot;)" office:value-type="string" office:string-value="V0014 integer default '0'," calcext:value-type="string">
            <text:p>V0014 integer default '0',</text:p>
          </table:table-cell>
        </table:table-row>
        <table:table-row table:style-name="ro1">
          <table:table-cell office:value-type="string" calcext:value-type="string">
            <text:p>V001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75]=1;CONCATENATE([.A74];&quot; integer default '0',&quot;);&quot;&quot;)" office:value-type="string" office:string-value="V0015 integer default '0'," calcext:value-type="string">
            <text:p>V0015 integer default '0',</text:p>
          </table:table-cell>
        </table:table-row>
        <table:table-row table:style-name="ro1">
          <table:table-cell office:value-type="string" calcext:value-type="string">
            <text:p>V001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1-го рівня зона1</text:p>
          </table:table-cell>
          <table:table-cell/>
          <table:table-cell table:number-matrix-columns-spanned="4" table:number-matrix-rows-spanned="1" table:formula="of:=TRANSPOSE([.L60:.L63])" office:value-type="string" office:string-value="V0003" calcext:value-type="string">
            <text:p>V0003</text:p>
          </table:table-cell>
          <table:table-cell office:value-type="string" office:string-value="V0004" calcext:value-type="string">
            <text:p>V0004</text:p>
          </table:table-cell>
          <table:table-cell office:value-type="string" office:string-value="V0005" calcext:value-type="string">
            <text:p>V0005</text:p>
          </table:table-cell>
          <table:table-cell office:value-type="string" office:string-value="V0006" calcext:value-type="string">
            <text:p>V0006</text:p>
          </table:table-cell>
          <table:table-cell/>
          <table:table-cell table:formula="of:=IF([.E76]=1;CONCATENATE([.A75];&quot; integer default '0',&quot;);&quot;&quot;)" office:value-type="string" office:string-value="V0016 integer default '0'," calcext:value-type="string">
            <text:p>V0016 integer default '0',</text:p>
          </table:table-cell>
        </table:table-row>
        <table:table-row table:style-name="ro1">
          <table:table-cell office:value-type="string" calcext:value-type="string">
            <text:p>V00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2-го рівня зона1</text:p>
          </table:table-cell>
          <table:table-cell table:number-columns-repeated="6"/>
          <table:table-cell table:formula="of:=IF([.E77]=1;CONCATENATE([.A76];&quot; integer default '0',&quot;);&quot;&quot;)" office:value-type="string" office:string-value="V0017 integer default '0'," calcext:value-type="string">
            <text:p>V0017 integer default '0',</text:p>
          </table:table-cell>
        </table:table-row>
        <table:table-row table:style-name="ro1">
          <table:table-cell office:value-type="string" calcext:value-type="string">
            <text:p>V001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3-го рівня зона1</text:p>
          </table:table-cell>
          <table:table-cell/>
          <table:table-cell office:value-type="string" calcext:value-type="string">
            <text:p>V0003</text:p>
          </table:table-cell>
          <table:table-cell office:value-type="string" calcext:value-type="string">
            <text:p>V0004</text:p>
          </table:table-cell>
          <table:table-cell office:value-type="string" calcext:value-type="string">
            <text:p>V0005</text:p>
          </table:table-cell>
          <table:table-cell office:value-type="string" calcext:value-type="string">
            <text:p>V0006</text:p>
          </table:table-cell>
          <table:table-cell/>
          <table:table-cell table:formula="of:=IF([.E78]=1;CONCATENATE([.A77];&quot; integer default '0',&quot;);&quot;&quot;)" office:value-type="string" office:string-value="V0018 integer default '0'," calcext:value-type="string">
            <text:p>V0018 integer default '0',</text:p>
          </table:table-cell>
        </table:table-row>
        <table:table-row table:style-name="ro1">
          <table:table-cell office:value-type="string" calcext:value-type="string">
            <text:p>V00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4-го рівня зона1</text:p>
          </table:table-cell>
          <table:table-cell table:number-columns-repeated="6"/>
          <table:table-cell table:formula="of:=IF([.E79]=1;CONCATENATE([.A78];&quot; integer default '0',&quot;);&quot;&quot;)" office:value-type="string" office:string-value="V0019 integer default '0'," calcext:value-type="string">
            <text:p>V0019 integer default '0',</text:p>
          </table:table-cell>
        </table:table-row>
        <table:table-row table:style-name="ro1">
          <table:table-cell office:value-type="string" calcext:value-type="string">
            <text:p>V002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5-го рівня зона1</text:p>
          </table:table-cell>
          <table:table-cell table:number-columns-repeated="6"/>
          <table:table-cell table:formula="of:=IF([.E80]=1;CONCATENATE([.A79];&quot; integer default '0',&quot;);&quot;&quot;)" office:value-type="string" office:string-value="V0020 integer default '0'," calcext:value-type="string">
            <text:p>V0020 integer default '0',</text:p>
          </table:table-cell>
        </table:table-row>
        <table:table-row table:style-name="ro1">
          <table:table-cell office:value-type="string" calcext:value-type="string">
            <text:p>V002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6-го рівня зона1</text:p>
          </table:table-cell>
          <table:table-cell table:number-columns-repeated="6"/>
          <table:table-cell table:formula="of:=IF([.E81]=1;CONCATENATE([.A80];&quot; integer default '0',&quot;);&quot;&quot;)" office:value-type="string" office:string-value="V0021 integer default '0'," calcext:value-type="string">
            <text:p>V0021 integer default '0',</text:p>
          </table:table-cell>
        </table:table-row>
        <table:table-row table:style-name="ro1">
          <table:table-cell office:value-type="string" calcext:value-type="string">
            <text:p>V002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7-го рівня зона1</text:p>
          </table:table-cell>
          <table:table-cell/>
          <table:table-cell table:number-matrix-columns-spanned="3" table:number-matrix-rows-spanned="1" table:formula="of:=TRANSPOSE([.A66:.A68])" office:value-type="string" office:string-value="V0007" calcext:value-type="string">
            <text:p>V0007</text:p>
          </table:table-cell>
          <table:table-cell office:value-type="string" office:string-value="V0008" calcext:value-type="string">
            <text:p>V0008</text:p>
          </table:table-cell>
          <table:table-cell office:value-type="string" office:string-value="V0009" calcext:value-type="string">
            <text:p>V0009</text:p>
          </table:table-cell>
          <table:table-cell table:number-columns-repeated="2"/>
          <table:table-cell table:formula="of:=IF([.E82]=1;CONCATENATE([.A81];&quot; integer default '0',&quot;);&quot;&quot;)" office:value-type="string" office:string-value="V0022 integer default '0'," calcext:value-type="string">
            <text:p>V0022 integer default '0',</text:p>
          </table:table-cell>
        </table:table-row>
        <table:table-row table:style-name="ro1">
          <table:table-cell office:value-type="string" calcext:value-type="string">
            <text:p>V00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8-го рівня зона1</text:p>
          </table:table-cell>
          <table:table-cell table:number-columns-repeated="6"/>
          <table:table-cell table:formula="of:=IF([.E83]=1;CONCATENATE([.A82];&quot; integer default '0',&quot;);&quot;&quot;)" office:value-type="string" office:string-value="V0023 integer default '0'," calcext:value-type="string">
            <text:p>V0023 integer default '0',</text:p>
          </table:table-cell>
        </table:table-row>
        <table:table-row table:style-name="ro1">
          <table:table-cell office:value-type="string" calcext:value-type="string">
            <text:p>V002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1-го рівня зона 2</text:p>
          </table:table-cell>
          <table:table-cell/>
          <table:table-cell office:value-type="string" calcext:value-type="string">
            <text:p>V0007</text:p>
          </table:table-cell>
          <table:table-cell office:value-type="string" calcext:value-type="string">
            <text:p>V0008</text:p>
          </table:table-cell>
          <table:table-cell office:value-type="string" calcext:value-type="string">
            <text:p>V0009</text:p>
          </table:table-cell>
          <table:table-cell table:number-columns-repeated="2"/>
          <table:table-cell table:formula="of:=IF([.E84]=1;CONCATENATE([.A83];&quot; integer default '0',&quot;);&quot;&quot;)" office:value-type="string" office:string-value="V0024 integer default '0'," calcext:value-type="string">
            <text:p>V0024 integer default '0',</text:p>
          </table:table-cell>
        </table:table-row>
        <table:table-row table:style-name="ro1">
          <table:table-cell office:value-type="string" calcext:value-type="string">
            <text:p>V00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2-го рівня зона 2</text:p>
          </table:table-cell>
          <table:table-cell table:number-columns-repeated="6"/>
          <table:table-cell table:formula="of:=IF([.E85]=1;CONCATENATE([.A84];&quot; integer default '0',&quot;);&quot;&quot;)" office:value-type="string" office:string-value="V0025 integer default '0'," calcext:value-type="string">
            <text:p>V0025 integer default '0',</text:p>
          </table:table-cell>
        </table:table-row>
        <table:table-row table:style-name="ro1">
          <table:table-cell office:value-type="string" calcext:value-type="string">
            <text:p>V002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3-го рівня зона 2</text:p>
          </table:table-cell>
          <table:table-cell table:number-columns-repeated="6"/>
          <table:table-cell table:formula="of:=IF([.E86]=1;CONCATENATE([.A85];&quot; integer default '0',&quot;);&quot;&quot;)" office:value-type="string" office:string-value="V0026 integer default '0'," calcext:value-type="string">
            <text:p>V0026 integer default '0',</text:p>
          </table:table-cell>
        </table:table-row>
        <table:table-row table:style-name="ro1">
          <table:table-cell office:value-type="string" calcext:value-type="string">
            <text:p>V002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4-го рівня зона 2</text:p>
          </table:table-cell>
          <table:table-cell table:number-columns-repeated="6"/>
          <table:table-cell table:formula="of:=IF([.E87]=1;CONCATENATE([.A86];&quot; integer default '0',&quot;);&quot;&quot;)" office:value-type="string" office:string-value="V0027 integer default '0'," calcext:value-type="string">
            <text:p>V0027 integer default '0',</text:p>
          </table:table-cell>
        </table:table-row>
        <table:table-row table:style-name="ro1">
          <table:table-cell office:value-type="string" calcext:value-type="string">
            <text:p>V00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5-го рівня зона 2</text:p>
          </table:table-cell>
          <table:table-cell table:number-columns-repeated="6"/>
          <table:table-cell table:formula="of:=IF([.E88]=1;CONCATENATE([.A87];&quot; integer default '0',&quot;);&quot;&quot;)" office:value-type="string" office:string-value="V0028 integer default '0'," calcext:value-type="string">
            <text:p>V0028 integer default '0',</text:p>
          </table:table-cell>
        </table:table-row>
        <table:table-row table:style-name="ro1">
          <table:table-cell office:value-type="string" calcext:value-type="string">
            <text:p>V003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6-го рівня зона 2</text:p>
          </table:table-cell>
          <table:table-cell table:number-columns-repeated="6"/>
          <table:table-cell table:formula="of:=IF([.E89]=1;CONCATENATE([.A88];&quot; integer default '0',&quot;);&quot;&quot;)" office:value-type="string" office:string-value="V0029 integer default '0'," calcext:value-type="string">
            <text:p>V0029 integer default '0',</text:p>
          </table:table-cell>
        </table:table-row>
        <table:table-row table:style-name="ro1">
          <table:table-cell office:value-type="string" calcext:value-type="string">
            <text:p>V00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7-го рівня зона 2</text:p>
          </table:table-cell>
          <table:table-cell table:number-columns-repeated="6"/>
          <table:table-cell table:formula="of:=IF([.E90]=1;CONCATENATE([.A89];&quot; integer default '0',&quot;);&quot;&quot;)" office:value-type="string" office:string-value="V0030 integer default '0'," calcext:value-type="string">
            <text:p>V0030 integer default '0',</text:p>
          </table:table-cell>
        </table:table-row>
        <table:table-row table:style-name="ro1">
          <table:table-cell office:value-type="string" calcext:value-type="string">
            <text:p>V003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8-го рівня зона 2</text:p>
          </table:table-cell>
          <table:table-cell table:number-columns-repeated="6"/>
          <table:table-cell table:formula="of:=IF([.E91]=1;CONCATENATE([.A90];&quot; integer default '0',&quot;);&quot;&quot;)" office:value-type="string" office:string-value="V0031 integer default '0'," calcext:value-type="string">
            <text:p>V0031 integer default '0',</text:p>
          </table:table-cell>
        </table:table-row>
        <table:table-row table:style-name="ro1">
          <table:table-cell office:value-type="string" calcext:value-type="string">
            <text:p>V003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2]=1;CONCATENATE([.A91];&quot; integer default '0',&quot;);&quot;&quot;)" office:value-type="string" office:string-value="V0032 integer default '0'," calcext:value-type="string">
            <text:p>V0032 integer default '0',</text:p>
          </table:table-cell>
        </table:table-row>
        <table:table-row table:style-name="ro1">
          <table:table-cell office:value-type="string" calcext:value-type="string">
            <text:p>V00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3]=1;CONCATENATE([.A92];&quot; integer default '0',&quot;);&quot;&quot;)" office:value-type="string" office:string-value="V0033 integer default '0'," calcext:value-type="string">
            <text:p>V0033 integer default '0',</text:p>
          </table:table-cell>
        </table:table-row>
        <table:table-row table:style-name="ro1">
          <table:table-cell office:value-type="string" calcext:value-type="string">
            <text:p>V003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4]=1;CONCATENATE([.A93];&quot; integer default '0',&quot;);&quot;&quot;)" office:value-type="string" office:string-value="V0034 integer default '0'," calcext:value-type="string">
            <text:p>V0034 integer default '0',</text:p>
          </table:table-cell>
        </table:table-row>
        <table:table-row table:style-name="ro1">
          <table:table-cell office:value-type="string" calcext:value-type="string">
            <text:p>V003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5]=1;CONCATENATE([.A94];&quot; integer default '0',&quot;);&quot;&quot;)" office:value-type="string" office:string-value="V0035 integer default '0'," calcext:value-type="string">
            <text:p>V0035 integer default '0',</text:p>
          </table:table-cell>
        </table:table-row>
        <table:table-row table:style-name="ro1">
          <table:table-cell office:value-type="string" calcext:value-type="string">
            <text:p>V003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6]=1;CONCATENATE([.A95];&quot; integer default '0',&quot;);&quot;&quot;)" office:value-type="string" office:string-value="V0036 integer default '0'," calcext:value-type="string">
            <text:p>V0036 integer default '0',</text:p>
          </table:table-cell>
        </table:table-row>
        <table:table-row table:style-name="ro1">
          <table:table-cell office:value-type="string" calcext:value-type="string">
            <text:p>V00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7]=1;CONCATENATE([.A96];&quot; integer default '0',&quot;);&quot;&quot;)" office:value-type="string" office:string-value="V0037 integer default '0'," calcext:value-type="string">
            <text:p>V0037 integer default '0',</text:p>
          </table:table-cell>
        </table:table-row>
        <table:table-row table:style-name="ro1">
          <table:table-cell office:value-type="string" calcext:value-type="string">
            <text:p>V00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8]=1;CONCATENATE([.A97];&quot; integer default '0',&quot;);&quot;&quot;)" office:value-type="string" office:string-value="V0038 integer default '0'," calcext:value-type="string">
            <text:p>V0038 integer default '0',</text:p>
          </table:table-cell>
        </table:table-row>
        <table:table-row table:style-name="ro1">
          <table:table-cell office:value-type="string" calcext:value-type="string">
            <text:p>V00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99]=1;CONCATENATE([.A98];&quot; integer default '0',&quot;);&quot;&quot;)" office:value-type="string" office:string-value="V0039 integer default '0'," calcext:value-type="string">
            <text:p>V0039 integer default '0',</text:p>
          </table:table-cell>
        </table:table-row>
        <table:table-row table:style-name="ro1">
          <table:table-cell office:value-type="string" calcext:value-type="string">
            <text:p>SPR000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00]=1;CONCATENATE([.A99];&quot; integer default '0',&quot;);&quot;&quot;)" office:value-type="string" office:string-value="V0040 integer default '0'," calcext:value-type="string">
            <text:p>V0040 integer default '0',</text:p>
          </table:table-cell>
        </table:table-row>
        <table:table-row table:style-name="ro1">
          <table:table-cell office:value-type="string" calcext:value-type="string">
            <text:p>SPR00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01]=1;CONCATENATE([.A100];&quot; integer default '0',&quot;);&quot;&quot;)" office:value-type="string" office:string-value="SPR0001 integer default '0'," calcext:value-type="string">
            <text:p>SPR0001 integer default '0',</text:p>
          </table:table-cell>
        </table:table-row>
        <table:table-row table:style-name="ro1">
          <table:table-cell office:value-type="string" calcext:value-type="string">
            <text:p>C000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2]=1;CONCATENATE([.A101];&quot; integer default '0',&quot;);&quot;&quot;)" office:value-type="string" office:string-value="SPR0002 integer default '0'," calcext:value-type="string">
            <text:p>SPR0002 integer default '0',</text:p>
          </table:table-cell>
        </table:table-row>
        <table:table-row table:style-name="ro1">
          <table:table-cell office:value-type="string" calcext:value-type="string">
            <text:p>C00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3]=1;CONCATENATE([.A102];&quot; integer default '0',&quot;);&quot;&quot;)" office:value-type="string" office:string-value="C0001 integer default '0'," calcext:value-type="string">
            <text:p>C0001 integer default '0',</text:p>
          </table:table-cell>
        </table:table-row>
        <table:table-row table:style-name="ro1">
          <table:table-cell office:value-type="string" calcext:value-type="string">
            <text:p>C000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4]=1;CONCATENATE([.A103];&quot; integer default '0',&quot;);&quot;&quot;)" office:value-type="string" office:string-value="C0002 integer default '0'," calcext:value-type="string">
            <text:p>C0002 integer default '0',</text:p>
          </table:table-cell>
        </table:table-row>
        <table:table-row table:style-name="ro1">
          <table:table-cell office:value-type="string" calcext:value-type="string">
            <text:p>C000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5]=1;CONCATENATE([.A104];&quot; integer default '0',&quot;);&quot;&quot;)" office:value-type="string" office:string-value="C0003 integer default '0'," calcext:value-type="string">
            <text:p>C0003 integer default '0',</text:p>
          </table:table-cell>
        </table:table-row>
        <table:table-row table:style-name="ro1">
          <table:table-cell office:value-type="string" calcext:value-type="string">
            <text:p>C00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6]=1;CONCATENATE([.A105];&quot; integer default '0',&quot;);&quot;&quot;)" office:value-type="string" office:string-value="C0004 integer default '0'," calcext:value-type="string">
            <text:p>C0004 integer default '0',</text:p>
          </table:table-cell>
        </table:table-row>
        <table:table-row table:style-name="ro1">
          <table:table-cell office:value-type="string" calcext:value-type="string">
            <text:p>C000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7]=1;CONCATENATE([.A106];&quot; integer default '0',&quot;);&quot;&quot;)" office:value-type="string" office:string-value="C0005 integer default '0'," calcext:value-type="string">
            <text:p>C0005 integer default '0',</text:p>
          </table:table-cell>
        </table:table-row>
        <table:table-row table:style-name="ro1">
          <table:table-cell office:value-type="string" calcext:value-type="string">
            <text:p>C000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8]=1;CONCATENATE([.A107];&quot; integer default '0',&quot;);&quot;&quot;)" office:value-type="string" office:string-value="C0006 integer default '0'," calcext:value-type="string">
            <text:p>C0006 integer default '0',</text:p>
          </table:table-cell>
        </table:table-row>
        <table:table-row table:style-name="ro1">
          <table:table-cell office:value-type="string" calcext:value-type="string">
            <text:p>C00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6"/>
          <table:table-cell table:formula="of:=IF([.E109]=1;CONCATENATE([.A108];&quot; integer default '0',&quot;);&quot;&quot;)" office:value-type="string" office:string-value="C0007 integer default '0'," calcext:value-type="string">
            <text:p>C0007 integer default '0',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мінна стану автомата завантаження</text:p>
          </table:table-cell>
          <table:table-cell table:number-columns-repeated="6"/>
          <table:table-cell table:formula="of:=IF([.E110]=1;CONCATENATE([.A109];&quot; integer default '0',&quot;);&quot;&quot;)" office:value-type="string" office:string-value="C0008 integer default '0'," calcext:value-type="string">
            <text:p>C0008 integer default '0',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рок, де виникла помилка</text:p>
          </table:table-cell>
          <table:table-cell table:number-columns-repeated="6"/>
          <table:table-cell table:formula="of:=IF([.E111]=1;CONCATENATE([.A110];&quot; integer default '0',&quot;);&quot;&quot;)" office:value-type="string" office:string-value="State integer default '0'," calcext:value-type="string">
            <text:p>State integer default '0',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ічильник завантажень</text:p>
          </table:table-cell>
          <table:table-cell table:number-columns-repeated="6"/>
          <table:table-cell table:formula="of:=IF([.E112]=1;CONCATENATE([.A11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Gc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Вага завантаженного вугілля</text:p>
          </table:table-cell>
          <table:table-cell table:number-columns-repeated="6"/>
          <table:table-cell table:formula="of:=IF([.E113]=1;CONCATENATE([.A11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Gs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Вага завантаженого каменю</text:p>
          </table:table-cell>
          <table:table-cell table:number-columns-repeated="6"/>
          <table:table-cell table:formula="of:=IF([.E114]=1;CONCATENATE([.A11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dGcl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Диференціальний сигнал з ваги вугілля</text:p>
          </table:table-cell>
          <table:table-cell table:number-columns-repeated="6"/>
          <table:table-cell table:formula="of:=IF([.E115]=1;CONCATENATE([.A11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dGs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Диференціальний сигнал з ваги каменю</text:p>
          </table:table-cell>
          <table:table-cell table:number-columns-repeated="6"/>
          <table:table-cell table:formula="of:=IF([.E116]=1;CONCATENATE([.A11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areGc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Тара ваги вугілля до початку завантаження</text:p>
          </table:table-cell>
          <table:table-cell table:number-columns-repeated="6"/>
          <table:table-cell table:formula="of:=IF([.E117]=1;CONCATENATE([.A11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areGst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Тара ваги палива до початку завантаження</text:p>
          </table:table-cell>
          <table:table-cell table:number-columns-repeated="6"/>
          <table:table-cell table:formula="of:=IF([.E118]=1;CONCATENATE([.A11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pGc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Розраховане завдання на дозатор вугілля</text:p>
          </table:table-cell>
          <table:table-cell table:number-columns-repeated="6"/>
          <table:table-cell table:formula="of:=IF([.E119]=1;CONCATENATE([.A11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pGst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Розраховане завдання на дозатор палива</text:p>
          </table:table-cell>
          <table:table-cell table:number-columns-repeated="6"/>
          <table:table-cell table:formula="of:=IF([.E120]=1;CONCATENATE([.A11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oldGcl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Недогруз вугілля із останнього циклу</text:p>
          </table:table-cell>
          <table:table-cell table:number-columns-repeated="6"/>
          <table:table-cell table:formula="of:=IF([.E121]=1;CONCATENATE([.A12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oldGs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Недогруз каміння </text:p>
          </table:table-cell>
          <table:table-cell table:number-columns-repeated="6"/>
          <table:table-cell table:formula="of:=IF([.E122]=1;CONCATENATE([.A12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reGc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Фінішне значення ваги вугілля після завантаження</text:p>
          </table:table-cell>
          <table:table-cell table:number-columns-repeated="6"/>
          <table:table-cell table:formula="of:=IF([.E123]=1;CONCATENATE([.A12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reGst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Фінішне значення ваги каменю після завантаженя</text:p>
          </table:table-cell>
          <table:table-cell table:number-columns-repeated="6"/>
          <table:table-cell table:formula="of:=IF([.E124]=1;CONCATENATE([.A12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stGcl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Фінішне значення ваги вугілля після вивантаження</text:p>
          </table:table-cell>
          <table:table-cell table:number-columns-repeated="6"/>
          <table:table-cell table:formula="of:=IF([.E125]=1;CONCATENATE([.A12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stGs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Фінішне значення ваги каменю після вивантаження</text:p>
          </table:table-cell>
          <table:table-cell table:number-columns-repeated="6"/>
          <table:table-cell table:formula="of:=IF([.E126]=1;CONCATENATE([.A12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al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циклю</text:p>
          </table:table-cell>
          <table:table-cell table:number-columns-repeated="6"/>
          <table:table-cell table:formula="of:=IF([.E127]=1;CONCATENATE([.A12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d_3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ережа блок температур 1 </text:p>
          </table:table-cell>
          <table:table-cell table:number-columns-repeated="6"/>
          <table:table-cell table:formula="of:=IF([.E128]=1;CONCATENATE([.A127];&quot; integer default '0',&quot;);&quot;&quot;)" office:value-type="string" office:string-value="Tall integer default '0'," calcext:value-type="string">
            <text:p>Tall integer default '0',</text:p>
          </table:table-cell>
        </table:table-row>
        <table:table-row table:style-name="ro1">
          <table:table-cell office:value-type="string" calcext:value-type="string">
            <text:p>d_3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ережа блок температур 2</text:p>
          </table:table-cell>
          <table:table-cell table:number-columns-repeated="6"/>
          <table:table-cell table:formula="of:=IF([.E129]=1;CONCATENATE([.A128];&quot; integer default '0',&quot;);&quot;&quot;)" office:value-type="string" office:string-value="d_33 integer default '0'," calcext:value-type="string">
            <text:p>d_33 integer default '0',</text:p>
          </table:table-cell>
        </table:table-row>
        <table:table-row table:style-name="ro1">
          <table:table-cell office:value-type="string" calcext:value-type="string">
            <text:p>d_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ережа байпаска 1</text:p>
          </table:table-cell>
          <table:table-cell table:number-columns-repeated="6"/>
          <table:table-cell table:formula="of:=IF([.E130]=1;CONCATENATE([.A129];&quot; integer default '0',&quot;);&quot;&quot;)" office:value-type="string" office:string-value="d_34 integer default '0'," calcext:value-type="string">
            <text:p>d_34 integer default '0',</text:p>
          </table:table-cell>
        </table:table-row>
        <table:table-row table:style-name="ro1">
          <table:table-cell office:value-type="string" calcext:value-type="string">
            <text:p>d_0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ережа байпаска 2</text:p>
          </table:table-cell>
          <table:table-cell table:number-columns-repeated="6"/>
          <table:table-cell table:formula="of:=IF([.E131]=1;CONCATENATE([.A130];&quot; integer default '0',&quot;);&quot;&quot;)" office:value-type="string" office:string-value="d_01 integer default '0'," calcext:value-type="string">
            <text:p>d_01 integer default '0',</text:p>
          </table:table-cell>
        </table:table-row>
        <table:table-row table:style-name="ro1">
          <table:table-cell office:value-type="string" calcext:value-type="string">
            <text:p>dwSto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2]=1;CONCATENATE([.A131];&quot; integer default '0',&quot;);&quot;&quot;)" office:value-type="string" office:string-value="d_02 integer default '0'," calcext:value-type="string">
            <text:p>d_02 integer default '0',</text:p>
          </table:table-cell>
        </table:table-row>
        <table:table-row table:style-name="ro1">
          <table:table-cell office:value-type="string" calcext:value-type="string">
            <text:p>upSto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3]=1;CONCATENATE([.A132];&quot; integer default '0',&quot;);&quot;&quot;)" office:value-type="string" office:string-value="dwStop integer default '0'," calcext:value-type="string">
            <text:p>dwStop integer default '0',</text:p>
          </table:table-cell>
        </table:table-row>
        <table:table-row table:style-name="ro1">
          <table:table-cell office:value-type="string" calcext:value-type="string">
            <text:p>showAlar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4]=1;CONCATENATE([.A133];&quot; integer default '0',&quot;);&quot;&quot;)" office:value-type="string" office:string-value="upStop integer default '0'," calcext:value-type="string">
            <text:p>upStop integer default '0',</text:p>
          </table:table-cell>
        </table:table-row>
        <table:table-row table:style-name="ro1">
          <table:table-cell office:value-type="string" calcext:value-type="string">
            <text:p>rdGc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5]=1;CONCATENATE([.A134];&quot; integer default '0',&quot;);&quot;&quot;)" office:value-type="string" office:string-value="showAlarm integer default '0'," calcext:value-type="string">
            <text:p>showAlarm integer default '0',</text:p>
          </table:table-cell>
        </table:table-row>
        <table:table-row table:style-name="ro1">
          <table:table-cell office:value-type="string" calcext:value-type="string">
            <text:p>rdGs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6]=1;CONCATENATE([.A135];&quot; integer default '0',&quot;);&quot;&quot;)" office:value-type="string" office:string-value="rdGcl integer default '0'," calcext:value-type="string">
            <text:p>rdGcl integer default '0',</text:p>
          </table:table-cell>
        </table:table-row>
        <table:table-row table:style-name="ro1">
          <table:table-cell office:value-type="string" calcext:value-type="string">
            <text:p>runAlar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37]=1;CONCATENATE([.A136];&quot; integer default '0',&quot;);&quot;&quot;)" office:value-type="string" office:string-value="rdGst integer default '0'," calcext:value-type="string">
            <text:p>rdGst integer default '0',</text:p>
          </table:table-cell>
        </table:table-row>
        <table:table-row table:style-name="ro1">
          <table:table-cell office:value-type="string" calcext:value-type="string">
            <text:p>oneSho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манда запуска завантаження</text:p>
          </table:table-cell>
          <table:table-cell table:number-columns-repeated="6"/>
          <table:table-cell table:formula="of:=IF([.E138]=1;CONCATENATE([.A13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mTinv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роботи частотного перетворювача</text:p>
          </table:table-cell>
          <table:table-cell table:number-columns-repeated="6"/>
          <table:table-cell table:formula="of:=IF([.E139]=1;CONCATENATE([.A13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mGc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завантаження вугілля</text:p>
          </table:table-cell>
          <table:table-cell table:number-columns-repeated="6"/>
          <table:table-cell table:formula="of:=IF([.E140]=1;CONCATENATE([.A13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mGs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завантаження вапняку</text:p>
          </table:table-cell>
          <table:table-cell table:number-columns-repeated="6"/>
          <table:table-cell table:formula="of:=IF([.E141]=1;CONCATENATE([.A14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tatecl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й автомат завантаження вугілля</text:p>
          </table:table-cell>
          <table:table-cell table:number-columns-repeated="6"/>
          <table:table-cell table:formula="of:=IF([.E142]=1;CONCATENATE([.A141];&quot; integer default '0',&quot;);&quot;&quot;)" office:value-type="string" office:string-value="tmGst integer default '0'," calcext:value-type="string">
            <text:p>tmGst integer default '0',</text:p>
          </table:table-cell>
        </table:table-row>
        <table:table-row table:style-name="ro1">
          <table:table-cell office:value-type="string" calcext:value-type="string">
            <text:p>Errorc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43]=1;CONCATENATE([.A142];&quot; integer default '0',&quot;);&quot;&quot;)" office:value-type="string" office:string-value="Statecl integer default '0'," calcext:value-type="string">
            <text:p>Statecl integer default '0',</text:p>
          </table:table-cell>
        </table:table-row>
        <table:table-row table:style-name="ro1">
          <table:table-cell office:value-type="string" calcext:value-type="string">
            <text:p>cntX001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44]=1;CONCATENATE([.A14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wait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45]=1;CONCATENATE([.A14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mpGc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V0001</text:p>
          </table:table-cell>
          <table:table-cell table:number-columns-repeated="7"/>
          <table:table-cell table:formula="of:=IF([.E146]=1;CONCATENATE([.A145];&quot; integer default '0',&quot;);&quot;&quot;)" office:value-type="string" office:string-value="Twait integer default '0'," calcext:value-type="string">
            <text:p>Twait integer default '0',</text:p>
          </table:table-cell>
        </table:table-row>
        <table:table-row table:style-name="ro1">
          <table:table-cell office:value-type="string" calcext:value-type="string">
            <text:p>fError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Прапори помилок</text:p>
          </table:table-cell>
          <table:table-cell table:number-columns-repeated="6"/>
          <table:table-cell table:formula="of:=IF([.E147]=1;CONCATENATE([.A14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War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Прапори попереджень</text:p>
          </table:table-cell>
          <table:table-cell table:number-columns-repeated="6"/>
          <table:table-cell table:formula="of:=IF([.E148]=1;CONCATENATE([.A14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003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“СТОП” транспортера вугілля</text:p>
          </table:table-cell>
          <table:table-cell table:number-columns-repeated="6"/>
          <table:table-cell table:formula="of:=IF([.E149]=1;CONCATENATE([.A148];&quot; integer default '0',&quot;);&quot;&quot;)" office:value-type="string" office:string-value="fWarn integer default '0'," calcext:value-type="string">
            <text:p>fWarn integer default '0',</text:p>
          </table:table-cell>
        </table:table-row>
        <table:table-row table:style-name="ro1">
          <table:table-cell office:value-type="string" calcext:value-type="string">
            <text:p>X003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“ПУСК” транспортера вугілля</text:p>
          </table:table-cell>
          <table:table-cell table:number-columns-repeated="6"/>
          <table:table-cell table:formula="of:=IF([.E150]=1;CONCATENATE([.A149];&quot; integer default '0',&quot;);&quot;&quot;)" office:value-type="string" office:string-value="X0033 integer default '0'," calcext:value-type="string">
            <text:p>X0033 integer default '0',</text:p>
          </table:table-cell>
        </table:table-row>
        <table:table-row table:style-name="ro1">
          <table:table-cell office:value-type="string" calcext:value-type="string">
            <text:p>X003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“СТОП” пластинчатого транспортера</text:p>
          </table:table-cell>
          <table:table-cell table:number-columns-repeated="6"/>
          <table:table-cell table:formula="of:=IF([.E151]=1;CONCATENATE([.A150];&quot; integer default '0',&quot;);&quot;&quot;)" office:value-type="string" office:string-value="X0034 integer default '0'," calcext:value-type="string">
            <text:p>X0034 integer default '0',</text:p>
          </table:table-cell>
        </table:table-row>
        <table:table-row table:style-name="ro1">
          <table:table-cell office:value-type="string" calcext:value-type="string">
            <text:p>X003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“ПУСК” пластинчатого транспортера </text:p>
          </table:table-cell>
          <table:table-cell table:number-columns-repeated="6"/>
          <table:table-cell table:formula="of:=IF([.E152]=1;CONCATENATE([.A151];&quot; integer default '0',&quot;);&quot;&quot;)" office:value-type="string" office:string-value="X0035 integer default '0'," calcext:value-type="string">
            <text:p>X0035 integer default '0',</text:p>
          </table:table-cell>
        </table:table-row>
        <table:table-row table:style-name="ro1">
          <table:table-cell office:value-type="string" calcext:value-type="string">
            <text:p>X003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“СТОП” поворот лопати</text:p>
          </table:table-cell>
          <table:table-cell table:number-columns-repeated="6"/>
          <table:table-cell table:formula="of:=IF([.E153]=1;CONCATENATE([.A152];&quot; integer default '0',&quot;);&quot;&quot;)" office:value-type="string" office:string-value="X0036 integer default '0'," calcext:value-type="string">
            <text:p>X0036 integer default '0',</text:p>
          </table:table-cell>
        </table:table-row>
        <table:table-row table:style-name="ro1">
          <table:table-cell office:value-type="string" calcext:value-type="string">
            <text:p>X003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“ПУСК” поворот лопати </text:p>
          </table:table-cell>
          <table:table-cell table:number-columns-repeated="6"/>
          <table:table-cell table:formula="of:=IF([.E154]=1;CONCATENATE([.A153];&quot; integer default '0',&quot;);&quot;&quot;)" office:value-type="string" office:string-value="X0037 integer default '0'," calcext:value-type="string">
            <text:p>X0037 integer default '0',</text:p>
          </table:table-cell>
        </table:table-row>
        <table:table-row table:style-name="ro1">
          <table:table-cell office:value-type="string" calcext:value-type="string">
            <text:p>X003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підйом пробки</text:p>
          </table:table-cell>
          <table:table-cell table:number-columns-repeated="6"/>
          <table:table-cell table:formula="of:=IF([.E155]=1;CONCATENATE([.A154];&quot; integer default '0',&quot;);&quot;&quot;)" office:value-type="string" office:string-value="X0038 integer default '0'," calcext:value-type="string">
            <text:p>X0038 integer default '0',</text:p>
          </table:table-cell>
        </table:table-row>
        <table:table-row table:style-name="ro1">
          <table:table-cell office:value-type="string" calcext:value-type="string">
            <text:p>X00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Кнопка опускання пробки</text:p>
          </table:table-cell>
          <table:table-cell table:number-columns-repeated="6"/>
          <table:table-cell table:formula="of:=IF([.E156]=1;CONCATENATE([.A155];&quot; integer default '0',&quot;);&quot;&quot;)" office:value-type="string" office:string-value="X0039 integer default '0'," calcext:value-type="string">
            <text:p>X0039 integer default '0',</text:p>
          </table:table-cell>
        </table:table-row>
        <table:table-row table:style-name="ro1">
          <table:table-cell office:value-type="string" calcext:value-type="string">
            <text:p>X004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Аварійний кінцевик підйому пробки</text:p>
          </table:table-cell>
          <table:table-cell table:number-columns-repeated="6"/>
          <table:table-cell table:formula="of:=IF([.E157]=1;CONCATENATE([.A156];&quot; integer default '0',&quot;);&quot;&quot;)" office:value-type="string" office:string-value="X0040 integer default '0'," calcext:value-type="string">
            <text:p>X0040 integer default '0',</text:p>
          </table:table-cell>
        </table:table-row>
        <table:table-row table:style-name="ro1">
          <table:table-cell office:value-type="string" calcext:value-type="string">
            <text:p>X004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Аварійний кінцевиик опускання пробки</text:p>
          </table:table-cell>
          <table:table-cell table:number-columns-repeated="6"/>
          <table:table-cell table:formula="of:=IF([.E158]=1;CONCATENATE([.A157];&quot; integer default '0',&quot;);&quot;&quot;)" office:value-type="string" office:string-value="X0041 integer default '0'," calcext:value-type="string">
            <text:p>X0041 integer default '0',</text:p>
          </table:table-cell>
        </table:table-row>
        <table:table-row table:style-name="ro1">
          <table:table-cell office:value-type="string" calcext:value-type="string">
            <text:p>X004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7"/>
          <table:table-cell table:formula="of:=IF([.E159]=1;CONCATENATE([.A158];&quot; integer default '0',&quot;);&quot;&quot;)" office:value-type="string" office:string-value="X0042 integer default '0'," calcext:value-type="string">
            <text:p>X0042 integer default '0',</text:p>
          </table:table-cell>
        </table:table-row>
        <table:table-row table:style-name="ro1">
          <table:table-cell office:value-type="string" calcext:value-type="string">
            <text:p>X004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7"/>
          <table:table-cell table:formula="of:=IF([.E160]=1;CONCATENATE([.A159];&quot; integer default '0',&quot;);&quot;&quot;)" office:value-type="string" office:string-value="X0043 integer default '0'," calcext:value-type="string">
            <text:p>X0043 integer default '0',</text:p>
          </table:table-cell>
        </table:table-row>
        <table:table-row table:style-name="ro1">
          <table:table-cell office:value-type="string" calcext:value-type="string">
            <text:p>X00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7"/>
          <table:table-cell table:formula="of:=IF([.E161]=1;CONCATENATE([.A160];&quot; integer default '0',&quot;);&quot;&quot;)" office:value-type="string" office:string-value="X0044 integer default '0'," calcext:value-type="string">
            <text:p>X0044 integer default '0',</text:p>
          </table:table-cell>
        </table:table-row>
        <table:table-row table:style-name="ro1">
          <table:table-cell office:value-type="string" calcext:value-type="string">
            <text:p>X004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7"/>
          <table:table-cell table:formula="of:=IF([.E162]=1;CONCATENATE([.A161];&quot; integer default '0',&quot;);&quot;&quot;)" office:value-type="string" office:string-value="X0045 integer default '0'," calcext:value-type="string">
            <text:p>X0045 integer default '0',</text:p>
          </table:table-cell>
        </table:table-row>
        <table:table-row table:style-name="ro1">
          <table:table-cell office:value-type="string" calcext:value-type="string">
            <text:p>X004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7"/>
          <table:table-cell table:formula="of:=IF([.E163]=1;CONCATENATE([.A162];&quot; integer default '0',&quot;);&quot;&quot;)" office:value-type="string" office:string-value="X0046 integer default '0'," calcext:value-type="string">
            <text:p>X0046 integer default '0',</text:p>
          </table:table-cell>
        </table:table-row>
        <table:table-row table:style-name="ro1">
          <table:table-cell office:value-type="string" calcext:value-type="string">
            <text:p>X0048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7"/>
          <table:table-cell table:formula="of:=IF([.E164]=1;CONCATENATE([.A163];&quot; integer default '0',&quot;);&quot;&quot;)" office:value-type="string" office:string-value="X0047 integer default '0'," calcext:value-type="string">
            <text:p>X0047 integer default '0',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Kpr000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66]=1;CONCATENATE([.A16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67]=1;CONCATENATE([.A16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68]=1;CONCATENATE([.A16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69]=1;CONCATENATE([.A16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0]=1;CONCATENATE([.A17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1]=1;CONCATENATE([.A17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2]=1;CONCATENATE([.A17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pr000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3]=1;CONCATENATE([.A17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1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4]=1;CONCATENATE([.A17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5]=1;CONCATENATE([.A17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6]=1;CONCATENATE([.A17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7]=1;CONCATENATE([.A17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8]=1;CONCATENATE([.A17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79]=1;CONCATENATE([.A17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0]=1;CONCATENATE([.A18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i000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1]=1;CONCATENATE([.A18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2]=1;CONCATENATE([.A18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3]=1;CONCATENATE([.A18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4]=1;CONCATENATE([.A18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5]=1;CONCATENATE([.A18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6]=1;CONCATENATE([.A18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7]=1;CONCATENATE([.A18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8]=1;CONCATENATE([.A18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Td000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89]=1;CONCATENATE([.A18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0]=1;CONCATENATE([.A19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1]=1;CONCATENATE([.A19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2]=1;CONCATENATE([.A19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3]=1;CONCATENATE([.A19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4]=1;CONCATENATE([.A19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5]=1;CONCATENATE([.A19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6]=1;CONCATENATE([.A19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000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7]=1;CONCATENATE([.A19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8]=1;CONCATENATE([.A19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199]=1;CONCATENATE([.A19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0]=1;CONCATENATE([.A20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1]=1;CONCATENATE([.A20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2]=1;CONCATENATE([.A20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3]=1;CONCATENATE([.A20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4]=1;CONCATENATE([.A20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000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5]=1;CONCATENATE([.A20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6]=1;CONCATENATE([.A20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7]=1;CONCATENATE([.A20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8]=1;CONCATENATE([.A20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09]=1;CONCATENATE([.A20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10]=1;CONCATENATE([.A21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11]=1;CONCATENATE([.A21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12]=1;CONCATENATE([.A21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Po000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13]=1;CONCATENATE([.A21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P000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0009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1</text:p>
          </table:table-cell>
          <table:table-cell table:number-columns-repeated="5"/>
          <table:table-cell table:formula="of:=IF([.E214]=1;CONCATENATE([.A214];&quot; integer default '0',&quot;);&quot;&quot;)" office:value-type="string" office:string-value="SP0001 integer default '0'," calcext:value-type="string">
            <text:p>SP0001 integer default '0',</text:p>
          </table:table-cell>
        </table:table-row>
        <table:table-row table:style-name="ro1">
          <table:table-cell office:value-type="string" calcext:value-type="string">
            <text:p>SP000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0009</text:p>
          </table:table-cell>
          <table:table-cell office:value-type="string" calcext:value-type="string">
            <text:p>Завдання</text:p>
          </table:table-cell>
          <table:table-cell table:number-columns-repeated="6"/>
          <table:table-cell table:formula="of:=IF([.E215]=1;CONCATENATE([.A215];&quot; integer default '0',&quot;);&quot;&quot;)" office:value-type="string" office:string-value="SP0002 integer default '0'," calcext:value-type="string">
            <text:p>SP0002 integer default '0',</text:p>
          </table:table-cell>
        </table:table-row>
        <table:table-row table:style-name="ro1">
          <table:table-cell office:value-type="string" calcext:value-type="string">
            <text:p>SP000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2</text:p>
          </table:table-cell>
          <table:table-cell table:number-columns-repeated="5"/>
          <table:table-cell table:formula="of:=IF([.E216]=1;CONCATENATE([.A216];&quot; integer default '0',&quot;);&quot;&quot;)" office:value-type="string" office:string-value="SP0003 integer default '0'," calcext:value-type="string">
            <text:p>SP0003 integer default '0',</text:p>
          </table:table-cell>
        </table:table-row>
        <table:table-row table:style-name="ro1">
          <table:table-cell office:value-type="string" calcext:value-type="string">
            <text:p>SP0004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3</text:p>
          </table:table-cell>
          <table:table-cell table:number-columns-repeated="5"/>
          <table:table-cell table:formula="of:=IF([.E217]=1;CONCATENATE([.A217];&quot; integer default '0',&quot;);&quot;&quot;)" office:value-type="string" office:string-value="SP0004 integer default '0'," calcext:value-type="string">
            <text:p>SP0004 integer default '0',</text:p>
          </table:table-cell>
        </table:table-row>
        <table:table-row table:style-name="ro1">
          <table:table-cell office:value-type="string" calcext:value-type="string">
            <text:p>SP000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4</text:p>
          </table:table-cell>
          <table:table-cell table:number-columns-repeated="5"/>
          <table:table-cell table:formula="of:=IF([.E218]=1;CONCATENATE([.A218];&quot; integer default '0',&quot;);&quot;&quot;)" office:value-type="string" office:string-value="SP0005 integer default '0'," calcext:value-type="string">
            <text:p>SP0005 integer default '0',</text:p>
          </table:table-cell>
        </table:table-row>
        <table:table-row table:style-name="ro1">
          <table:table-cell office:value-type="string" calcext:value-type="string">
            <text:p>SP000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5</text:p>
          </table:table-cell>
          <table:table-cell table:number-columns-repeated="5"/>
          <table:table-cell table:formula="of:=IF([.E219]=1;CONCATENATE([.A219];&quot; integer default '0',&quot;);&quot;&quot;)" office:value-type="string" office:string-value="SP0006 integer default '0'," calcext:value-type="string">
            <text:p>SP0006 integer default '0',</text:p>
          </table:table-cell>
        </table:table-row>
        <table:table-row table:style-name="ro1">
          <table:table-cell office:value-type="string" calcext:value-type="string">
            <text:p>SP000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6</text:p>
          </table:table-cell>
          <table:table-cell table:number-columns-repeated="5"/>
          <table:table-cell table:formula="of:=IF([.E220]=1;CONCATENATE([.A220];&quot; integer default '0',&quot;);&quot;&quot;)" office:value-type="string" office:string-value="SP0007 integer default '0'," calcext:value-type="string">
            <text:p>SP0007 integer default '0',</text:p>
          </table:table-cell>
        </table:table-row>
        <table:table-row table:style-name="ro1">
          <table:table-cell office:value-type="string" calcext:value-type="string">
            <text:p>SP000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SP_07</text:p>
          </table:table-cell>
          <table:table-cell table:number-columns-repeated="5"/>
          <table:table-cell table:formula="of:=IF([.E221]=1;CONCATENATE([.A221];&quot; integer default '0',&quot;);&quot;&quot;)" office:value-type="string" office:string-value="SP0008 integer default '0'," calcext:value-type="string">
            <text:p>SP0008 integer default '0',</text:p>
          </table:table-cell>
        </table:table-row>
        <table:table-row table:style-name="ro1">
          <table:table-cell office:value-type="string" calcext:value-type="string">
            <text:p>maxTaGc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Максимально допустима тара дозатора вугілля</text:p>
          </table:table-cell>
          <table:table-cell table:number-columns-repeated="6"/>
          <table:table-cell table:formula="of:=IF([.E222]=1;CONCATENATE([.A22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axTaGs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Максимально допустима тара дозатора шихти</text:p>
          </table:table-cell>
          <table:table-cell table:number-columns-repeated="6"/>
          <table:table-cell table:formula="of:=IF([.E223]=1;CONCATENATE([.A22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Gc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Задана маса вугілля</text:p>
          </table:table-cell>
          <table:table-cell table:number-columns-repeated="6"/>
          <table:table-cell table:formula="of:=IF([.E224]=1;CONCATENATE([.A22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Gst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office:value-type="string" calcext:value-type="string">
            <text:p>Задана маса вапняку</text:p>
          </table:table-cell>
          <table:table-cell table:number-columns-repeated="6"/>
          <table:table-cell table:formula="of:=IF([.E225]=1;CONCATENATE([.A22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Співвідношення шкал ваги вугілля та вапняку</text:p>
          </table:table-cell>
          <table:table-cell table:number-columns-repeated="6"/>
          <table:table-cell table:formula="of:=IF([.E226]=1;CONCATENATE([.A22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ubGcl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table:number-columns-repeated="7"/>
          <table:table-cell table:formula="of:=IF([.E227]=1;CONCATENATE([.A22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ubGst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2</text:p>
          </table:table-cell>
          <table:table-cell table:number-columns-repeated="7"/>
          <table:table-cell table:formula="of:=IF([.E228]=1;CONCATENATE([.A22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upload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переміщення “совалки”</text:p>
          </table:table-cell>
          <table:table-cell table:number-columns-repeated="6"/>
          <table:table-cell table:formula="of:=IF([.E229]=1;CONCATENATE([.A22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n0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спрацювання першого нижнього кінцевика</text:p>
          </table:table-cell>
          <table:table-cell table:number-columns-repeated="6"/>
          <table:table-cell table:formula="of:=IF([.E230]=1;CONCATENATE([.A23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n0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спрацювання другого нижнього кінцевика</text:p>
          </table:table-cell>
          <table:table-cell table:number-columns-repeated="6"/>
          <table:table-cell table:formula="of:=IF([.E231]=1;CONCATENATE([.A23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n03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спрацювання тренього нижнього кінцевика</text:p>
          </table:table-cell>
          <table:table-cell table:number-columns-repeated="6"/>
          <table:table-cell table:formula="of:=IF([.E232]=1;CONCATENATE([.A23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v0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спрацювання першого верхнього кінцевика</text:p>
          </table:table-cell>
          <table:table-cell table:number-columns-repeated="6"/>
          <table:table-cell table:formula="of:=IF([.E233]=1;CONCATENATE([.A23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v0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спрацювання другого верхнього кінцевика</text:p>
          </table:table-cell>
          <table:table-cell table:number-columns-repeated="6"/>
          <table:table-cell table:formula="of:=IF([.E234]=1;CONCATENATE([.A23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v03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спрацювання тренього верхнього кінцевика</text:p>
          </table:table-cell>
          <table:table-cell table:number-columns-repeated="6"/>
          <table:table-cell table:formula="of:=IF([.E235]=1;CONCATENATE([.A23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loadCl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завантаження вугілля в дозатор</text:p>
          </table:table-cell>
          <table:table-cell table:number-columns-repeated="6"/>
          <table:table-cell table:formula="of:=IF([.E236]=1;CONCATENATE([.A23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DelayCl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затримки вивантаження вугілля </text:p>
          </table:table-cell>
          <table:table-cell table:number-columns-repeated="6"/>
          <table:table-cell table:formula="of:=IF([.E237]=1;CONCATENATE([.A23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LoadS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завантаження вапняку в дозатор</text:p>
          </table:table-cell>
          <table:table-cell table:number-columns-repeated="6"/>
          <table:table-cell table:formula="of:=IF([.E238]=1;CONCATENATE([.A23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ark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відкриття купола</text:p>
          </table:table-cell>
          <table:table-cell table:number-columns-repeated="6"/>
          <table:table-cell table:formula="of:=IF([.E239]=1;CONCATENATE([.A23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UpWai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простою вагонетки в верху</text:p>
          </table:table-cell>
          <table:table-cell table:number-columns-repeated="6"/>
          <table:table-cell table:formula="of:=IF([.E240]=1;CONCATENATE([.A24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liftT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аксимальний час ходу вагонетки</text:p>
          </table:table-cell>
          <table:table-cell table:number-columns-repeated="6"/>
          <table:table-cell table:formula="of:=IF([.E241]=1;CONCATENATE([.A24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Torm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швидкого ходу</text:p>
          </table:table-cell>
          <table:table-cell table:number-columns-repeated="6"/>
          <table:table-cell table:formula="of:=IF([.E242]=1;CONCATENATE([.A24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accelUp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тримка включення швидкого ходу при русі вверх</text:p>
          </table:table-cell>
          <table:table-cell table:number-columns-repeated="6"/>
          <table:table-cell table:formula="of:=IF([.E243]=1;CONCATENATE([.A24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accelDown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тримка включення швидкого ходу при русі вниз</text:p>
          </table:table-cell>
          <table:table-cell table:number-columns-repeated="6"/>
          <table:table-cell table:formula="of:=IF([.E244]=1;CONCATENATE([.A24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alarmStart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подічі попереджувального сигналу</text:p>
          </table:table-cell>
          <table:table-cell table:number-columns-repeated="6"/>
          <table:table-cell table:formula="of:=IF([.E245]=1;CONCATENATE([.A24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waitStart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затримки після подачі попереджувального сигналу</text:p>
          </table:table-cell>
          <table:table-cell table:number-columns-repeated="6"/>
          <table:table-cell table:formula="of:=IF([.E246]=1;CONCATENATE([.A24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alarmLif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ний час подічі попереджувального сигналу</text:p>
          </table:table-cell>
          <table:table-cell table:number-columns-repeated="6"/>
          <table:table-cell table:formula="of:=IF([.E247]=1;CONCATENATE([.A24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waitLif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затримки після подачі попереджувального сигналу</text:p>
          </table:table-cell>
          <table:table-cell table:number-columns-repeated="6"/>
          <table:table-cell table:formula="of:=IF([.E248]=1;CONCATENATE([.A24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PostCl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ас затримки вимикання ЧП вугілля</text:p>
          </table:table-cell>
          <table:table-cell table:number-columns-repeated="6"/>
          <table:table-cell table:formula="of:=IF([.E249]=1;CONCATENATE([.A24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ProbeWait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50]=1;CONCATENATE([.A25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SP2001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0007</text:p>
          </table:table-cell>
          <table:table-cell table:number-columns-repeated="6"/>
          <table:table-cell table:formula="of:=IF([.E251]=1;CONCATENATE([.A25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K200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52]=1;CONCATENATE([.A25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iKGc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53]=1;CONCATENATE([.A25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IKGst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54]=1;CONCATENATE([.A25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Cork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DEC2HEX([.B255])" office:value-type="string" office:string-value="210" calcext:value-type="string">
            <text:p>210</text:p>
          </table:table-cell>
          <table:table-cell table:number-columns-repeated="5"/>
          <table:table-cell table:formula="of:=IF([.E255]=1;CONCATENATE([.A25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ArkAlar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DEC2HEX([.B256])" office:value-type="string" office:string-value="212" calcext:value-type="string">
            <text:p>212</text:p>
          </table:table-cell>
          <table:table-cell table:number-columns-repeated="5"/>
          <table:table-cell table:formula="of:=IF([.E256]=1;CONCATENATE([.A25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Shovel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DEC2HEX([.B257])" office:value-type="string" office:string-value="214" calcext:value-type="string">
            <text:p>214</text:p>
          </table:table-cell>
          <table:table-cell table:formula="of:=DEC2HEX([.B257])" office:value-type="string" office:string-value="214" calcext:value-type="string">
            <text:p>214</text:p>
          </table:table-cell>
          <table:table-cell table:number-columns-repeated="5"/>
          <table:table-cell table:formula="of:=IF([.E257]=1;CONCATENATE([.A25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UpSlow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Long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DEC2HEX([.B258])" office:value-type="string" office:string-value="216" calcext:value-type="string">
            <text:p>216</text:p>
          </table:table-cell>
          <table:table-cell table:number-columns-repeated="6"/>
          <table:table-cell table:formula="of:=IF([.E258]=1;CONCATENATE([.A25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TDwSlow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Long</text:p>
          </table:table-cell>
          <table:table-cell table:number-columns-repeated="3"/>
          <table:table-cell table:formula="of:=DEC2HEX([.B259])" office:value-type="string" office:string-value="218" calcext:value-type="string">
            <text:p>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dTPdown</text:p>
          </table:table-cell>
          <table:table-cell office:value-type="float" office:value="538" calcext:value-type="float">
            <text:p>538</text:p>
          </table:table-cell>
          <table:table-cell table:number-columns-repeated="4"/>
          <table:table-cell table:formula="of:=DEC2HEX([.B260])" office:value-type="string" office:string-value="21A" calcext:value-type="string">
            <text:p>21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00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1]=1;CONCATENATE([.A261];&quot; integer default '0',&quot;);&quot;&quot;)" office:value-type="string" office:string-value="AM0001 integer default '0'," calcext:value-type="string">
            <text:p>AM0001 integer default '0',</text:p>
          </table:table-cell>
        </table:table-row>
        <table:table-row table:style-name="ro1">
          <table:table-cell office:value-type="string" calcext:value-type="string">
            <text:p>AM0002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2]=1;CONCATENATE([.A262];&quot; integer default '0',&quot;);&quot;&quot;)" office:value-type="string" office:string-value="AM0002 integer default '0'," calcext:value-type="string">
            <text:p>AM0002 integer default '0',</text:p>
          </table:table-cell>
        </table:table-row>
        <table:table-row table:style-name="ro1">
          <table:table-cell office:value-type="string" calcext:value-type="string">
            <text:p>AM000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3]=1;CONCATENATE([.A263];&quot; integer default '0',&quot;);&quot;&quot;)" office:value-type="string" office:string-value="AM0003 integer default '0'," calcext:value-type="string">
            <text:p>AM0003 integer default '0',</text:p>
          </table:table-cell>
        </table:table-row>
        <table:table-row table:style-name="ro1">
          <table:table-cell office:value-type="string" calcext:value-type="string">
            <text:p>AM000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4]=1;CONCATENATE([.A264];&quot; integer default '0',&quot;);&quot;&quot;)" office:value-type="string" office:string-value="AM0004 integer default '0'," calcext:value-type="string">
            <text:p>AM0004 integer default '0',</text:p>
          </table:table-cell>
        </table:table-row>
        <table:table-row table:style-name="ro1">
          <table:table-cell office:value-type="string" calcext:value-type="string">
            <text:p>AM0005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5]=1;CONCATENATE([.A265];&quot; integer default '0',&quot;);&quot;&quot;)" office:value-type="string" office:string-value="AM0005 integer default '0'," calcext:value-type="string">
            <text:p>AM0005 integer default '0',</text:p>
          </table:table-cell>
        </table:table-row>
        <table:table-row table:style-name="ro1">
          <table:table-cell office:value-type="string" calcext:value-type="string">
            <text:p>AM00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6]=1;CONCATENATE([.A266];&quot; integer default '0',&quot;);&quot;&quot;)" office:value-type="string" office:string-value="AM0006 integer default '0'," calcext:value-type="string">
            <text:p>AM0006 integer default '0',</text:p>
          </table:table-cell>
        </table:table-row>
        <table:table-row table:style-name="ro1">
          <table:table-cell office:value-type="string" calcext:value-type="string">
            <text:p>AM0007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7]=1;CONCATENATE([.A267];&quot; integer default '0',&quot;);&quot;&quot;)" office:value-type="string" office:string-value="AM0007 integer default '0'," calcext:value-type="string">
            <text:p>AM0007 integer default '0',</text:p>
          </table:table-cell>
        </table:table-row>
        <table:table-row table:style-name="ro1">
          <table:table-cell office:value-type="string" calcext:value-type="string">
            <text:p>AM0008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8]=1;CONCATENATE([.A268];&quot; integer default '0',&quot;);&quot;&quot;)" office:value-type="string" office:string-value="AM0008 integer default '0'," calcext:value-type="string">
            <text:p>AM0008 integer default '0',</text:p>
          </table:table-cell>
        </table:table-row>
        <table:table-row table:style-name="ro1">
          <table:table-cell office:value-type="string" calcext:value-type="string">
            <text:p>Mo0001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69]=1;CONCATENATE([.A26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0]=1;CONCATENATE([.A27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1]=1;CONCATENATE([.A27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4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2]=1;CONCATENATE([.A27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5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3]=1;CONCATENATE([.A27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4]=1;CONCATENATE([.A27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7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5]=1;CONCATENATE([.A27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o0008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6]=1;CONCATENATE([.A27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7]=1;CONCATENATE([.A27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2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8]=1;CONCATENATE([.A27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3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79]=1;CONCATENATE([.A27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4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0]=1;CONCATENATE([.A28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5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1]=1;CONCATENATE([.A28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6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2]=1;CONCATENATE([.A28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7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3]=1;CONCATENATE([.A28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mC000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4]=1;CONCATENATE([.A28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5]=1;CONCATENATE([.A28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6]=1;CONCATENATE([.A28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7]=1;CONCATENATE([.A28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8]=1;CONCATENATE([.A28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5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89]=1;CONCATENATE([.A28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0]=1;CONCATENATE([.A29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1]=1;CONCATENATE([.A29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8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2]=1;CONCATENATE([.A29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09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3]=1;CONCATENATE([.A29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0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4]=1;CONCATENATE([.A29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5]=1;CONCATENATE([.A29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6]=1;CONCATENATE([.A29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7]=1;CONCATENATE([.A29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8]=1;CONCATENATE([.A29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5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299]=1;CONCATENATE([.A29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0]=1;CONCATENATE([.A30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1]=1;CONCATENATE([.A30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2]=1;CONCATENATE([.A30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1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3]=1;CONCATENATE([.A30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4]=1;CONCATENATE([.A30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5]=1;CONCATENATE([.A30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6]=1;CONCATENATE([.A30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7]=1;CONCATENATE([.A30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8]=1;CONCATENATE([.A30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09]=1;CONCATENATE([.A30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0]=1;CONCATENATE([.A31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1]=1;CONCATENATE([.A31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2]=1;CONCATENATE([.A31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29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3]=1;CONCATENATE([.A31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4]=1;CONCATENATE([.A31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5]=1;CONCATENATE([.A31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2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6]=1;CONCATENATE([.A31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3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7]=1;CONCATENATE([.A31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4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8]=1;CONCATENATE([.A31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5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19]=1;CONCATENATE([.A31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6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0]=1;CONCATENATE([.A32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7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1]=1;CONCATENATE([.A32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8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2]=1;CONCATENATE([.A32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39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3]=1;CONCATENATE([.A323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fV004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4]=1;CONCATENATE([.A32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zdMode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5]=1;CONCATENATE([.A32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nomLoad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/>
          <table:table-cell table:formula="of:=IF([.E326]=1;CONCATENATE([.A32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clOff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имикач завантаження вугілля</text:p>
          </table:table-cell>
          <table:table-cell table:number-columns-repeated="6"/>
          <table:table-cell table:formula="of:=IF([.E327]=1;CONCATENATE([.A32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1"/>
          <table:table-cell table:formula="of:=IF([.E328]=1;CONCATENATE([.A328];&quot; integer default '0',&quot;);&quot;&quot;)">
            <text:p/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ong</text:p>
          </table:table-cell>
          <table:table-cell table:number-columns-repeated="10"/>
          <table:table-cell table:formula="of:=IF([.E329]=1;CONCATENATE([.A329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30]=1;CONCATENATE([.A330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31]=1;CONCATENATE([.A331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32]=1;CONCATENATE([.A332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33]=1;CONCATENATE([.A333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34]=1;CONCATENATE([.A334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"/>
          <table:table-cell table:formula="of:=IF([.E335]=1;CONCATENATE([.A335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36]=1;CONCATENATE([.A336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37]=1;CONCATENATE([.A337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3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38]=1;CONCATENATE([.A338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4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39]=1;CONCATENATE([.A339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5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40]=1;CONCATENATE([.A340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6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41]=1;CONCATENATE([.A341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7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42]=1;CONCATENATE([.A342];&quot; integer default '0',&quot;);&quot;&quot;)">
            <text:p/>
          </table:table-cell>
        </table:table-row>
        <table:table-row table:style-name="ro1">
          <table:table-cell office:value-type="string" calcext:value-type="string">
            <text:p>Xt0008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343]=1;CONCATENATE([.A343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44]=1;CONCATENATE([.A344];&quot; integer default '0',&quot;);&quot;&quot;)">
            <text:p/>
          </table:table-cell>
        </table:table-row>
        <table:table-row table:style-name="ro1">
          <table:table-cell table:number-columns-repeated="13"/>
          <table:table-cell table:formula="of:=IF([.E345]=1;CONCATENATE([.A345];&quot; integer default '0',&quot;);&quot;&quot;)">
            <text:p/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t0008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26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8"/>
        </table:table-row>
        <table:table-row table:style-name="ro2" table:number-rows-repeated="1047861">
          <table:table-cell table:number-columns-repeated="14"/>
        </table:table-row>
        <table:table-row table:style-name="ro1" table:number-rows-repeated="29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Аркуш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4" table:default-cell-style-name="Default"/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одача висолодженої води</text:p>
          </table:table-cell>
          <table:table-cell table:formula="of:=CONCATENATE([.A3];&quot;. &quot;;[.B3])" office:value-type="string" office:string-value="1. Подача висолодженої води" calcext:value-type="string">
            <text:p>1. Подача висолодженої води</text:p>
          </table:table-cell>
          <table:table-cell office:value-type="string" calcext:value-type="string">
            <text:p>V0009</text:p>
          </table:table-cell>
          <table:table-cell office:value-type="string" calcext:value-type="string">
            <text:p>V0007</text:p>
          </table:table-cell>
          <table:table-cell table:number-columns-repeated="2"/>
          <table:table-cell table:formula="of:=[Аркуш1.A102]" office:value-type="string" office:string-value="C0001" calcext:value-type="string">
            <text:p>C0001</text:p>
          </table:table-cell>
          <table:table-cell table:formula="of:=[Аркуш1.A214]" office:value-type="string" office:string-value="SP0001" calcext:value-type="string">
            <text:p>SP0001</text:p>
          </table:table-cell>
          <table:table-cell office:value-type="string" calcext:value-type="string">
            <text:p>SP2001</text:p>
          </table:table-cell>
          <table:table-cell/>
          <table:table-cell table:formula="of:=[Аркуш1.A261]" office:value-type="string" office:string-value="AM0001" calcext:value-type="string">
            <text:p>AM0001</text:p>
          </table:table-cell>
          <table:table-cell/>
          <table:table-cell table:formula="of:=[Аркуш1.A277]" office:value-type="string" office:string-value="mC0001" calcext:value-type="string">
            <text:p>mC0001</text:p>
          </table:table-cell>
          <table:table-cell table:formula="of:=[Аркуш1.A166]" office:value-type="string" office:string-value="Kpr0001" calcext:value-type="string">
            <text:p>Kpr0001</text:p>
          </table:table-cell>
          <table:table-cell table:formula="of:=[Аркуш1.A174]" office:value-type="string" office:string-value="Ti0001" calcext:value-type="string">
            <text:p>Ti0001</text:p>
          </table:table-cell>
          <table:table-cell table:formula="of:=[Аркуш1.A182]" office:value-type="string" office:string-value="Td0001" calcext:value-type="string">
            <text:p>Td0001</text:p>
          </table:table-cell>
          <table:table-cell table:formula="of:=[Аркуш1.A190]" office:value-type="string" office:string-value="Xmin0001" calcext:value-type="string">
            <text:p>Xmin0001</text:p>
          </table:table-cell>
          <table:table-cell table:formula="of:=[Аркуш1.A198]" office:value-type="string" office:string-value="Xmax0001" calcext:value-type="string">
            <text:p>Xmax0001</text:p>
          </table:table-cell>
          <table:table-cell/>
          <table:table-cell office:value-type="string" calcext:value-type="string">
            <text:p>K2001</text:p>
          </table:table-cell>
          <table:table-cell table:number-columns-repeated="3"/>
          <table:table-cell table:formula="of:=[Аркуш1.A269]" office:value-type="string" office:string-value="Mo0001" calcext:value-type="string">
            <text:p>Mo0001</text:p>
          </table:table-cell>
          <table:table-cell table:formula="of:=[Аркуш1.A206]" office:value-type="string" office:string-value="Po0001" calcext:value-type="string">
            <text:p>Po000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одача аміачної води</text:p>
          </table:table-cell>
          <table:table-cell table:formula="of:=CONCATENATE([.A4];&quot;. &quot;;[.B4])" office:value-type="string" office:string-value="2. Подача аміачної води" calcext:value-type="string">
            <text:p>2. Подача аміачної води</text:p>
          </table:table-cell>
          <table:table-cell office:value-type="string" calcext:value-type="string">
            <text:p>V0009</text:p>
          </table:table-cell>
          <table:table-cell table:number-columns-repeated="3"/>
          <table:table-cell table:formula="of:=[Аркуш1.A103]" office:value-type="string" office:string-value="C0002" calcext:value-type="string">
            <text:p>C0002</text:p>
          </table:table-cell>
          <table:table-cell table:formula="of:=[Аркуш1.A216]" office:value-type="string" office:string-value="SP0003" calcext:value-type="string">
            <text:p>SP0003</text:p>
          </table:table-cell>
          <table:table-cell table:number-columns-repeated="2"/>
          <table:table-cell table:formula="of:=[Аркуш1.A262]" office:value-type="string" office:string-value="AM0002" calcext:value-type="string">
            <text:p>AM0002</text:p>
          </table:table-cell>
          <table:table-cell/>
          <table:table-cell table:formula="of:=[Аркуш1.A278]" office:value-type="string" office:string-value="mC0002" calcext:value-type="string">
            <text:p>mC0002</text:p>
          </table:table-cell>
          <table:table-cell table:formula="of:=[Аркуш1.A167]" office:value-type="string" office:string-value="Kpr0002" calcext:value-type="string">
            <text:p>Kpr0002</text:p>
          </table:table-cell>
          <table:table-cell table:formula="of:=[Аркуш1.A175]" office:value-type="string" office:string-value="Ti0002" calcext:value-type="string">
            <text:p>Ti0002</text:p>
          </table:table-cell>
          <table:table-cell table:formula="of:=[Аркуш1.A183]" office:value-type="string" office:string-value="Td0002" calcext:value-type="string">
            <text:p>Td0002</text:p>
          </table:table-cell>
          <table:table-cell table:formula="of:=[Аркуш1.A191]" office:value-type="string" office:string-value="Xmin0002" calcext:value-type="string">
            <text:p>Xmin0002</text:p>
          </table:table-cell>
          <table:table-cell table:formula="of:=[Аркуш1.A199]" office:value-type="string" office:string-value="Xmax0002" calcext:value-type="string">
            <text:p>Xmax0002</text:p>
          </table:table-cell>
          <table:table-cell table:number-columns-repeated="5"/>
          <table:table-cell table:formula="of:=[Аркуш1.A270]" office:value-type="string" office:string-value="Mo0002" calcext:value-type="string">
            <text:p>Mo0002</text:p>
          </table:table-cell>
          <table:table-cell table:formula="of:=[Аркуш1.A207]" office:value-type="string" office:string-value="Po0002" calcext:value-type="string">
            <text:p>Po000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одача аміачної води</text:p>
          </table:table-cell>
          <table:table-cell table:formula="of:=CONCATENATE([.A5];&quot;. &quot;;[.B5])" office:value-type="string" office:string-value="3. Подача аміачної води" calcext:value-type="string">
            <text:p>3. Подача аміачної води</text:p>
          </table:table-cell>
          <table:table-cell office:value-type="string" calcext:value-type="string">
            <text:p>V0010</text:p>
          </table:table-cell>
          <table:table-cell table:number-columns-repeated="3"/>
          <table:table-cell table:formula="of:=[Аркуш1.A104]" office:value-type="string" office:string-value="C0003" calcext:value-type="string">
            <text:p>C0003</text:p>
          </table:table-cell>
          <table:table-cell table:number-columns-repeated="3"/>
          <table:table-cell table:formula="of:=[Аркуш1.A263]" office:value-type="string" office:string-value="AM0003" calcext:value-type="string">
            <text:p>AM0003</text:p>
          </table:table-cell>
          <table:table-cell/>
          <table:table-cell table:formula="of:=[Аркуш1.A279]" office:value-type="string" office:string-value="mC0003" calcext:value-type="string">
            <text:p>mC0003</text:p>
          </table:table-cell>
          <table:table-cell table:formula="of:=[Аркуш1.A168]" office:value-type="string" office:string-value="Kpr0003" calcext:value-type="string">
            <text:p>Kpr0003</text:p>
          </table:table-cell>
          <table:table-cell table:formula="of:=[Аркуш1.A176]" office:value-type="string" office:string-value="Ti0003" calcext:value-type="string">
            <text:p>Ti0003</text:p>
          </table:table-cell>
          <table:table-cell table:formula="of:=[Аркуш1.A184]" office:value-type="string" office:string-value="Td0003" calcext:value-type="string">
            <text:p>Td0003</text:p>
          </table:table-cell>
          <table:table-cell table:formula="of:=[Аркуш1.A192]" office:value-type="string" office:string-value="Xmin0003" calcext:value-type="string">
            <text:p>Xmin0003</text:p>
          </table:table-cell>
          <table:table-cell table:formula="of:=[Аркуш1.A200]" office:value-type="string" office:string-value="Xmax0003" calcext:value-type="string">
            <text:p>Xmax0003</text:p>
          </table:table-cell>
          <table:table-cell table:number-columns-repeated="5"/>
          <table:table-cell table:formula="of:=[Аркуш1.A271]" office:value-type="string" office:string-value="Mo0003" calcext:value-type="string">
            <text:p>Mo0003</text:p>
          </table:table-cell>
          <table:table-cell table:formula="of:=[Аркуш1.A208]" office:value-type="string" office:string-value="Po0003" calcext:value-type="string">
            <text:p>Po00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емпература</text:p>
          </table:table-cell>
          <table:table-cell table:formula="of:=CONCATENATE([.A6];&quot;. &quot;;[.B6])" office:value-type="string" office:string-value="1. Температура" calcext:value-type="string">
            <text:p>1. Температура</text:p>
          </table:table-cell>
          <table:table-cell office:value-type="string" calcext:value-type="string">
            <text:p>V0011</text:p>
          </table:table-cell>
          <table:table-cell table:number-columns-repeated="3"/>
          <table:table-cell table:formula="of:=[Аркуш1.A105]" office:value-type="string" office:string-value="C0004" calcext:value-type="string">
            <text:p>C0004</text:p>
          </table:table-cell>
          <table:table-cell table:formula="of:=[Аркуш1.A217]" office:value-type="string" office:string-value="SP0004" calcext:value-type="string">
            <text:p>SP0004</text:p>
          </table:table-cell>
          <table:table-cell table:number-columns-repeated="2"/>
          <table:table-cell table:formula="of:=[Аркуш1.A264]" office:value-type="string" office:string-value="AM0004" calcext:value-type="string">
            <text:p>AM0004</text:p>
          </table:table-cell>
          <table:table-cell/>
          <table:table-cell table:formula="of:=[Аркуш1.A280]" office:value-type="string" office:string-value="mC0004" calcext:value-type="string">
            <text:p>mC0004</text:p>
          </table:table-cell>
          <table:table-cell table:formula="of:=[Аркуш1.A169]" office:value-type="string" office:string-value="Kpr0004" calcext:value-type="string">
            <text:p>Kpr0004</text:p>
          </table:table-cell>
          <table:table-cell table:formula="of:=[Аркуш1.A177]" office:value-type="string" office:string-value="Ti0004" calcext:value-type="string">
            <text:p>Ti0004</text:p>
          </table:table-cell>
          <table:table-cell table:formula="of:=[Аркуш1.A185]" office:value-type="string" office:string-value="Td0004" calcext:value-type="string">
            <text:p>Td0004</text:p>
          </table:table-cell>
          <table:table-cell table:formula="of:=[Аркуш1.A193]" office:value-type="string" office:string-value="Xmin0004" calcext:value-type="string">
            <text:p>Xmin0004</text:p>
          </table:table-cell>
          <table:table-cell table:formula="of:=[Аркуш1.A201]" office:value-type="string" office:string-value="Xmax0004" calcext:value-type="string">
            <text:p>Xmax0004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V00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V0007</text:p>
          </table:table-cell>
          <table:table-cell office:value-type="string" calcext:value-type="string">
            <text:p>C000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C0001</text:p>
          </table:table-cell>
          <table:table-cell office:value-type="string" calcext:value-type="string">
            <text:p>SP00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SP0001</text:p>
          </table:table-cell>
          <table:table-cell office:value-type="string" calcext:value-type="string">
            <text:p>AM000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AM0001</text:p>
          </table:table-cell>
          <table:table-cell table:number-columns-repeated="20"/>
        </table:table-row>
        <table:table-row table:style-name="ro1" table:number-rows-repeated="6">
          <table:table-cell table:number-columns-repeated="27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3</text:p>
          </table:table-cell>
          <table:table-cell office:value-type="string" calcext:value-type="string">
            <text:p>V0004</text:p>
          </table:table-cell>
          <table:table-cell office:value-type="string" calcext:value-type="string">
            <text:p>V0005</text:p>
          </table:table-cell>
          <table:table-cell office:value-type="string" calcext:value-type="string">
            <text:p>V0006</text:p>
          </table:table-cell>
          <table:table-cell office:value-type="string" calcext:value-type="string">
            <text:p>V0012</text:p>
          </table:table-cell>
          <table:table-cell office:value-type="string" calcext:value-type="string">
            <text:p>V0013</text:p>
          </table:table-cell>
          <table:table-cell office:value-type="string" calcext:value-type="string">
            <text:p>V001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9</text:p>
          </table:table-cell>
          <table:table-cell office:value-type="string" calcext:value-type="string">
            <text:p>V0007</text:p>
          </table:table-cell>
          <table:table-cell office:value-type="string" calcext:value-type="string">
            <text:p>V0008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C0002</text:p>
          </table:table-cell>
          <table:table-cell table:number-columns-repeated="17"/>
        </table:table-row>
        <table:table-row table:style-name="ro1" table:number-rows-repeated="4">
          <table:table-cell table:number-columns-repeated="27"/>
        </table:table-row>
        <table:table-row table:style-name="ro2" table:number-rows-repeated="3">
          <table:table-cell table:number-columns-repeated="2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quivalenc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ALARM</text:p>
          </table:table-cell>
          <table:table-cell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OFF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ALARM1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WAITCL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PREPAREST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LOADST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POSTCL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MEASST</text:p>
          </table:table-cell>
          <table:table-cell office:value-type="float" office:value="6" calcext:value-type="float">
            <text:p>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ARKUP</text:p>
          </table:table-cell>
          <table:table-cell office:value-type="float" office:value="7" calcext:value-type="float">
            <text:p>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_ALARM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LIFTU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_06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V_02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V_22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V_18</text:p>
          </table:table-cell>
          <table:table-cell office:value-type="string" calcext:value-type="string">
            <text:p>V_19</text:p>
          </table:table-cell>
          <table:table-cell office:value-type="string" calcext:value-type="string">
            <text:p>V_20</text:p>
          </table:table-cell>
          <table:table-cell office:value-type="string" calcext:value-type="string">
            <text:p>V_21</text:p>
          </table:table-cell>
          <table:table-cell office:value-type="string" calcext:value-type="string">
            <text:p>V_39</text:p>
          </table:table-cell>
          <table:table-cell office:value-type="string" calcext:value-type="string">
            <text:p>V_08</text:p>
          </table:table-cell>
          <table:table-cell office:value-type="string" calcext:value-type="string">
            <text:p>V_09</text:p>
          </table:table-cell>
          <table:table-cell office:value-type="string" calcext:value-type="string">
            <text:p>V_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WAITU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_01</text:p>
          </table:table-cell>
          <table:table-cell office:value-type="string" calcext:value-type="string">
            <text:p>V_02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C_06</text:p>
          </table:table-cell>
          <table:table-cell office:value-type="string" calcext:value-type="string">
            <text:p>V_40</text:p>
          </table:table-cell>
          <table:table-cell office:value-type="string" calcext:value-type="string">
            <text:p>C_08</text:p>
          </table:table-cell>
          <table:table-cell office:value-type="string" calcext:value-type="string">
            <text:p>C_09</text:p>
          </table:table-cell>
          <table:table-cell office:value-type="string" calcext:value-type="string">
            <text:p>C_10</text:p>
          </table:table-cell>
          <table:table-cell office:value-type="string" calcext:value-type="string">
            <text:p>C_11</text:p>
          </table:table-cell>
          <table:table-cell office:value-type="string" calcext:value-type="string">
            <text:p>C_12</text:p>
          </table:table-cell>
          <table:table-cell office:value-type="string" calcext:value-type="string">
            <text:p>C_13</text:p>
          </table:table-cell>
          <table:table-cell office:value-type="string" calcext:value-type="string">
            <text:p>C_14</text:p>
          </table:table-cell>
          <table:table-cell office:value-type="string" calcext:value-type="string">
            <text:p>C_15</text:p>
          </table:table-cell>
          <table:table-cell office:value-type="string" calcext:value-type="string">
            <text:p>V_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LIFTDOW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_26</text:p>
          </table:table-cell>
          <table:table-cell office:value-type="string" calcext:value-type="string">
            <text:p>C_02</text:p>
          </table:table-cell>
          <table:table-cell office:value-type="string" calcext:value-type="string">
            <text:p>C_03</text:p>
          </table:table-cell>
          <table:table-cell office:value-type="string" calcext:value-type="string">
            <text:p>C_04</text:p>
          </table:table-cell>
          <table:table-cell office:value-type="string" calcext:value-type="string">
            <text:p>C_05</text:p>
          </table:table-cell>
          <table:table-cell office:value-type="string" calcext:value-type="string">
            <text:p>SP_06</text:p>
          </table:table-cell>
          <table:table-cell office:value-type="string" calcext:value-type="string">
            <text:p>V_27</text:p>
          </table:table-cell>
          <table:table-cell office:value-type="string" calcext:value-type="string">
            <text:p>SP_08</text:p>
          </table:table-cell>
          <table:table-cell office:value-type="string" calcext:value-type="string">
            <text:p>SP_09</text:p>
          </table:table-cell>
          <table:table-cell office:value-type="string" calcext:value-type="string">
            <text:p>SP_10</text:p>
          </table:table-cell>
          <table:table-cell office:value-type="string" calcext:value-type="string">
            <text:p>SP_11</text:p>
          </table:table-cell>
          <table:table-cell office:value-type="string" calcext:value-type="string">
            <text:p>SP_12</text:p>
          </table:table-cell>
          <table:table-cell office:value-type="string" calcext:value-type="string">
            <text:p>SP_13</text:p>
          </table:table-cell>
          <table:table-cell office:value-type="string" calcext:value-type="string">
            <text:p>SP_14</text:p>
          </table:table-cell>
          <table:table-cell office:value-type="string" calcext:value-type="string">
            <text:p>SP_15</text:p>
          </table:table-cell>
          <table:table-cell office:value-type="string" calcext:value-type="string">
            <text:p>V_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FINISH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_01</text:p>
          </table:table-cell>
          <table:table-cell office:value-type="string" calcext:value-type="string">
            <text:p>SP_02</text:p>
          </table:table-cell>
          <table:table-cell office:value-type="string" calcext:value-type="string">
            <text:p>SP_03</text:p>
          </table:table-cell>
          <table:table-cell office:value-type="string" calcext:value-type="string">
            <text:p>SP_04</text:p>
          </table:table-cell>
          <table:table-cell office:value-type="string" calcext:value-type="string">
            <text:p>SP_05</text:p>
          </table:table-cell>
          <table:table-cell office:value-type="string" calcext:value-type="string">
            <text:p>AM_06</text:p>
          </table:table-cell>
          <table:table-cell office:value-type="string" calcext:value-type="string">
            <text:p>C_07</text:p>
          </table:table-cell>
          <table:table-cell office:value-type="string" calcext:value-type="string">
            <text:p>AM_08</text:p>
          </table:table-cell>
          <table:table-cell office:value-type="string" calcext:value-type="string">
            <text:p>AM_09</text:p>
          </table:table-cell>
          <table:table-cell office:value-type="string" calcext:value-type="string">
            <text:p>AM_10</text:p>
          </table:table-cell>
          <table:table-cell office:value-type="string" calcext:value-type="string">
            <text:p>AM_11</text:p>
          </table:table-cell>
          <table:table-cell office:value-type="string" calcext:value-type="string">
            <text:p>AM_12</text:p>
          </table:table-cell>
          <table:table-cell office:value-type="string" calcext:value-type="string">
            <text:p>AM_13</text:p>
          </table:table-cell>
          <table:table-cell office:value-type="string" calcext:value-type="string">
            <text:p>AM_14</text:p>
          </table:table-cell>
          <table:table-cell office:value-type="string" calcext:value-type="string">
            <text:p>AM_15</text:p>
          </table:table-cell>
          <table:table-cell office:value-type="string" calcext:value-type="string">
            <text:p>C_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MANLIFTU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_01</text:p>
          </table:table-cell>
          <table:table-cell office:value-type="string" calcext:value-type="string">
            <text:p>SP_03</text:p>
          </table:table-cell>
          <table:table-cell office:value-type="string" calcext:value-type="string">
            <text:p>SP_04</text:p>
          </table:table-cell>
          <table:table-cell office:value-type="string" calcext:value-type="string">
            <text:p>SP_05</text:p>
          </table:table-cell>
          <table:table-cell office:value-type="string" calcext:value-type="string">
            <text:p>SP_07</text:p>
          </table:table-cell>
          <table:table-cell/>
          <table:table-cell office:value-type="string" calcext:value-type="string">
            <text:p>SP_07</text:p>
          </table:table-cell>
          <table:table-cell table:number-columns-repeated="8"/>
          <table:table-cell office:value-type="string" calcext:value-type="string">
            <text:p>SP_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MANLIFTDOW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P_02</text:p>
          </table:table-cell>
          <table:table-cell office:value-type="string" calcext:value-type="string">
            <text:p>AM_02</text:p>
          </table:table-cell>
          <table:table-cell office:value-type="string" calcext:value-type="string">
            <text:p>AM_03</text:p>
          </table:table-cell>
          <table:table-cell office:value-type="string" calcext:value-type="string">
            <text:p>AM_04</text:p>
          </table:table-cell>
          <table:table-cell office:value-type="string" calcext:value-type="string">
            <text:p>AM_05</text:p>
          </table:table-cell>
          <table:table-cell/>
          <table:table-cell office:value-type="string" calcext:value-type="string">
            <text:p>SP2_07</text:p>
          </table:table-cell>
          <table:table-cell table:number-columns-repeated="8"/>
          <table:table-cell office:value-type="string" calcext:value-type="string">
            <text:p>SP_02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SP2_01</text:p>
          </table:table-cell>
          <table:table-cell table:number-columns-repeated="5"/>
          <table:table-cell office:value-type="string" calcext:value-type="string">
            <text:p>SP3_07</text:p>
          </table:table-cell>
          <table:table-cell table:number-columns-repeated="8"/>
          <table:table-cell office:value-type="string" calcext:value-type="string">
            <text:p>SP2_01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AM_01</text:p>
          </table:table-cell>
          <table:table-cell table:number-columns-repeated="5"/>
          <table:table-cell office:value-type="string" calcext:value-type="string">
            <text:p>AM_07</text:p>
          </table:table-cell>
          <table:table-cell table:number-columns-repeated="8"/>
          <table:table-cell office:value-type="string" calcext:value-type="string">
            <text:p>AM_16</text:p>
          </table:table-cell>
          <table:table-cell table:number-columns-repeated="8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quivalenc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CL_ALARM</text:p>
          </table:table-cell>
          <table:table-cell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CL_OFF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CL_START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CL_LOADCL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CL_MEASCL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TCL_WAIT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</table:table>
      <table:table table:name="Аркуш4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0001</text:p>
          </table:table-cell>
          <table:table-cell office:value-type="string" calcext:value-type="string">
            <text:p>Другий нижній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0002</text:p>
          </table:table-cell>
          <table:table-cell office:value-type="string" calcext:value-type="string">
            <text:p>Третій нижній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0003</text:p>
          </table:table-cell>
          <table:table-cell office:value-type="string" calcext:value-type="string">
            <text:p>Другий верхній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0004</text:p>
          </table:table-cell>
          <table:table-cell office:value-type="string" calcext:value-type="string">
            <text:p>Третій верхній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0005</text:p>
          </table:table-cell>
          <table:table-cell office:value-type="string" calcext:value-type="string">
            <text:p>Аварійне верхнє положення вагонетки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0006</text:p>
          </table:table-cell>
          <table:table-cell office:value-type="string" calcext:value-type="string">
            <text:p>Перший нижній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0007</text:p>
          </table:table-cell>
          <table:table-cell office:value-type="string" calcext:value-type="string">
            <text:p>Перший верхній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0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0009</text:p>
          </table:table-cell>
          <table:table-cell office:value-type="string" calcext:value-type="string">
            <text:p>Робота ЧП скіпа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0010</text:p>
          </table:table-cell>
          <table:table-cell office:value-type="string" calcext:value-type="string">
            <text:p>Перевантаження ЧП скіпа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0011</text:p>
          </table:table-cell>
          <table:table-cell office:value-type="string" calcext:value-type="string">
            <text:p>Робота ЧП дозатора палива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00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0013</text:p>
          </table:table-cell>
          <table:table-cell office:value-type="string" calcext:value-type="string">
            <text:p>Верхній кінцевик зонда рівня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0014</text:p>
          </table:table-cell>
          <table:table-cell office:value-type="string" calcext:value-type="string">
            <text:p>Нихній кінцевик зонда рівня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0015</text:p>
          </table:table-cell>
          <table:table-cell office:value-type="string" calcext:value-type="string">
            <text:p>Сигналізація провисання троса.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00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00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0018</text:p>
          </table:table-cell>
          <table:table-cell office:value-type="string" calcext:value-type="string">
            <text:p>Поворот лопати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0019</text:p>
          </table:table-cell>
          <table:table-cell office:value-type="string" calcext:value-type="string">
            <text:p>Ручний режим скіпа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0020</text:p>
          </table:table-cell>
          <table:table-cell office:value-type="string" calcext:value-type="string">
            <text:p>Автоматичний режим скіпа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0021</text:p>
          </table:table-cell>
          <table:table-cell office:value-type="string" calcext:value-type="string">
            <text:p>Кнопка “СКІП ВВЕРХ”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0022</text:p>
          </table:table-cell>
          <table:table-cell office:value-type="string" calcext:value-type="string">
            <text:p>Кнопка “СКІП СТОП”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0023</text:p>
          </table:table-cell>
          <table:table-cell office:value-type="string" calcext:value-type="string">
            <text:p>Кнопка “СКІПВНИЗ”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0024</text:p>
          </table:table-cell>
          <table:table-cell office:value-type="string" calcext:value-type="string">
            <text:p>Ручний режим дозатора палива</text:p>
          </table:table-cell>
          <table:table-cell/>
          <table:table-cell office:value-type="string" calcext:value-type="string">
            <text:p>%IX2.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0025</text:p>
          </table:table-cell>
          <table:table-cell office:value-type="string" calcext:value-type="string">
            <text:p>Автоматичний режим дозатора палива</text:p>
          </table:table-cell>
          <table:table-cell/>
          <table:table-cell office:value-type="string" calcext:value-type="string">
            <text:p>%IX2.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0026</text:p>
          </table:table-cell>
          <table:table-cell office:value-type="string" calcext:value-type="string">
            <text:p>Кнопка “СТОП” дозатора палива</text:p>
          </table:table-cell>
          <table:table-cell/>
          <table:table-cell office:value-type="string" calcext:value-type="string">
            <text:p>%IX2.1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0027</text:p>
          </table:table-cell>
          <table:table-cell office:value-type="string" calcext:value-type="string">
            <text:p>Кнопка “ПУСК” дозатора палива</text:p>
          </table:table-cell>
          <table:table-cell/>
          <table:table-cell office:value-type="string" calcext:value-type="string">
            <text:p>%IX2.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0028</text:p>
          </table:table-cell>
          <table:table-cell office:value-type="string" calcext:value-type="string">
            <text:p>Автоматчине управління трасуном палива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0029</text:p>
          </table:table-cell>
          <table:table-cell office:value-type="string" calcext:value-type="string">
            <text:p>Робота трясуна палива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0030</text:p>
          </table:table-cell>
          <table:table-cell office:value-type="string" calcext:value-type="string">
            <text:p>Автоматичне управління пластинчатим транспортером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0031</text:p>
          </table:table-cell>
          <table:table-cell office:value-type="string" calcext:value-type="string">
            <text:p>Робота пластинчатого транспортера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0032</text:p>
          </table:table-cell>
          <table:table-cell office:value-type="string" calcext:value-type="string">
            <text:p>Автоматичне управління куполом</text:p>
          </table:table-cell>
          <table:table-cell table:number-columns-repeated="3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Y0001</text:p>
          </table:table-cell>
          <table:table-cell table:number-columns-repeated="2"/>
          <table:table-cell office:value-type="string" calcext:value-type="string">
            <text:p>NO0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2</text:p>
          </table:table-cell>
          <table:table-cell table:number-columns-repeated="2"/>
          <table:table-cell office:value-type="string" calcext:value-type="string">
            <text:p>NO0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3</text:p>
          </table:table-cell>
          <table:table-cell table:number-columns-repeated="2"/>
          <table:table-cell office:value-type="string" calcext:value-type="string">
            <text:p>NO0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4</text:p>
          </table:table-cell>
          <table:table-cell table:number-columns-repeated="2"/>
          <table:table-cell office:value-type="string" calcext:value-type="string">
            <text:p>NO0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5</text:p>
          </table:table-cell>
          <table:table-cell office:value-type="string" calcext:value-type="string">
            <text:p>ЧП дозатора палива</text:p>
          </table:table-cell>
          <table:table-cell/>
          <table:table-cell office:value-type="string" calcext:value-type="string">
            <text:p>NO1A</text:p>
          </table:table-cell>
          <table:table-cell table:formula="of:=CONCATENATE([.B46];&quot;:=false;&quot;)" office:value-type="string" office:string-value="Y0005:=false;" calcext:value-type="string">
            <text:p>Y0005:=false;</text:p>
          </table:table-cell>
        </table:table-row>
        <table:table-row table:style-name="ro1">
          <table:table-cell/>
          <table:table-cell office:value-type="string" calcext:value-type="string">
            <text:p>Y0006</text:p>
          </table:table-cell>
          <table:table-cell table:number-columns-repeated="2"/>
          <table:table-cell office:value-type="string" calcext:value-type="string">
            <text:p>NO1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7</text:p>
          </table:table-cell>
          <table:table-cell table:number-columns-repeated="2"/>
          <table:table-cell office:value-type="string" calcext:value-type="string">
            <text:p>NO1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8</text:p>
          </table:table-cell>
          <table:table-cell table:number-columns-repeated="2"/>
          <table:table-cell office:value-type="string" calcext:value-type="string">
            <text:p>NO1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09</text:p>
          </table:table-cell>
          <table:table-cell office:value-type="string" calcext:value-type="string">
            <text:p>Скіп вверх</text:p>
          </table:table-cell>
          <table:table-cell/>
          <table:table-cell office:value-type="string" calcext:value-type="string">
            <text:p>NO2A</text:p>
          </table:table-cell>
          <table:table-cell table:formula="of:=CONCATENATE([.B50];&quot;:=false;&quot;)" office:value-type="string" office:string-value="Y0009:=false;" calcext:value-type="string">
            <text:p>Y0009:=false;</text:p>
          </table:table-cell>
        </table:table-row>
        <table:table-row table:style-name="ro1">
          <table:table-cell/>
          <table:table-cell office:value-type="string" calcext:value-type="string">
            <text:p>Y0010</text:p>
          </table:table-cell>
          <table:table-cell office:value-type="string" calcext:value-type="string">
            <text:p>Скіп <text:s/>вниз</text:p>
          </table:table-cell>
          <table:table-cell/>
          <table:table-cell office:value-type="string" calcext:value-type="string">
            <text:p>NO2B</text:p>
          </table:table-cell>
          <table:table-cell table:formula="of:=CONCATENATE([.B51];&quot;:=false;&quot;)" office:value-type="string" office:string-value="Y0010:=false;" calcext:value-type="string">
            <text:p>Y0010:=false;</text:p>
          </table:table-cell>
        </table:table-row>
        <table:table-row table:style-name="ro1">
          <table:table-cell/>
          <table:table-cell office:value-type="string" calcext:value-type="string">
            <text:p>Y0011</text:p>
          </table:table-cell>
          <table:table-cell office:value-type="string" calcext:value-type="string">
            <text:p>Скіп швидко</text:p>
          </table:table-cell>
          <table:table-cell/>
          <table:table-cell office:value-type="string" calcext:value-type="string">
            <text:p>NO2C</text:p>
          </table:table-cell>
          <table:table-cell table:formula="of:=CONCATENATE([.B52];&quot;:=false;&quot;)" office:value-type="string" office:string-value="Y0011:=false;" calcext:value-type="string">
            <text:p>Y0011:=false;</text:p>
          </table:table-cell>
        </table:table-row>
        <table:table-row table:style-name="ro1">
          <table:table-cell/>
          <table:table-cell office:value-type="string" calcext:value-type="string">
            <text:p>Y0012</text:p>
          </table:table-cell>
          <table:table-cell table:number-columns-repeated="2"/>
          <table:table-cell office:value-type="string" calcext:value-type="string">
            <text:p>NO2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0013</text:p>
          </table:table-cell>
          <table:table-cell office:value-type="string" calcext:value-type="string">
            <text:p>Транспортер вугілля</text:p>
          </table:table-cell>
          <table:table-cell/>
          <table:table-cell office:value-type="string" calcext:value-type="string">
            <text:p>NO3A</text:p>
          </table:table-cell>
          <table:table-cell table:formula="of:=CONCATENATE([.B54];&quot;:=false;&quot;)" office:value-type="string" office:string-value="Y0013:=false;" calcext:value-type="string">
            <text:p>Y0013:=false;</text:p>
          </table:table-cell>
        </table:table-row>
        <table:table-row table:style-name="ro1">
          <table:table-cell/>
          <table:table-cell office:value-type="string" calcext:value-type="string">
            <text:p>Y0014</text:p>
          </table:table-cell>
          <table:table-cell office:value-type="string" calcext:value-type="string">
            <text:p>Пластинчатий транспортер</text:p>
          </table:table-cell>
          <table:table-cell/>
          <table:table-cell office:value-type="string" calcext:value-type="string">
            <text:p>NO3B</text:p>
          </table:table-cell>
          <table:table-cell table:formula="of:=CONCATENATE([.B55];&quot;:=false;&quot;)" office:value-type="string" office:string-value="Y0014:=false;" calcext:value-type="string">
            <text:p>Y0014:=false;</text:p>
          </table:table-cell>
        </table:table-row>
        <table:table-row table:style-name="ro1">
          <table:table-cell/>
          <table:table-cell office:value-type="string" calcext:value-type="string">
            <text:p>Y0015</text:p>
          </table:table-cell>
          <table:table-cell office:value-type="string" calcext:value-type="string">
            <text:p>Підйом нижнього купола</text:p>
          </table:table-cell>
          <table:table-cell/>
          <table:table-cell office:value-type="string" calcext:value-type="string">
            <text:p>NO3C</text:p>
          </table:table-cell>
          <table:table-cell table:formula="of:=CONCATENATE([.B56];&quot;:=false;&quot;)" office:value-type="string" office:string-value="Y0015:=false;" calcext:value-type="string">
            <text:p>Y0015:=false;</text:p>
          </table:table-cell>
        </table:table-row>
        <table:table-row table:style-name="ro1">
          <table:table-cell/>
          <table:table-cell office:value-type="string" calcext:value-type="string">
            <text:p>Y0016</text:p>
          </table:table-cell>
          <table:table-cell office:value-type="string" calcext:value-type="string">
            <text:p>Попереджувальний сигнал</text:p>
          </table:table-cell>
          <table:table-cell/>
          <table:table-cell office:value-type="string" calcext:value-type="string">
            <text:p>NO3D</text:p>
          </table:table-cell>
          <table:table-cell table:formula="of:=CONCATENATE([.B57];&quot;:=false;&quot;)" office:value-type="string" office:string-value="Y0016:=false;" calcext:value-type="string">
            <text:p>Y0016:=false;</text:p>
          </table:table-cell>
        </table:table-row>
      </table:table>
      <table:table table:name="Аркуш5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0013</text:p>
          </table:table-cell>
          <table:table-cell/>
        </table:table-row>
        <table:table-row table:style-name="ro1">
          <table:table-cell office:value-type="string" calcext:value-type="string">
            <text:p>Y0005</text:p>
          </table:table-cell>
          <table:table-cell/>
        </table:table-row>
        <table:table-row table:style-name="ro1">
          <table:table-cell office:value-type="string" calcext:value-type="string">
            <text:p>X0011</text:p>
          </table:table-cell>
          <table:table-cell/>
        </table:table-row>
        <table:table-row table:style-name="ro1">
          <table:table-cell office:value-type="string" calcext:value-type="string">
            <text:p>X001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0014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Y0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0007</text:p>
          </table:table-cell>
          <table:table-cell/>
        </table:table-row>
        <table:table-row table:style-name="ro1">
          <table:table-cell office:value-type="string" calcext:value-type="string">
            <text:p>X0003</text:p>
          </table:table-cell>
          <table:table-cell/>
        </table:table-row>
        <table:table-row table:style-name="ro1">
          <table:table-cell office:value-type="string" calcext:value-type="string">
            <text:p>X0004</text:p>
          </table:table-cell>
          <table:table-cell/>
        </table:table-row>
        <table:table-row table:style-name="ro1">
          <table:table-cell office:value-type="string" calcext:value-type="string">
            <text:p>X0005</text:p>
          </table:table-cell>
          <table:table-cell/>
        </table:table-row>
        <table:table-row table:style-name="ro1">
          <table:table-cell office:value-type="string" calcext:value-type="string">
            <text:p>X0008</text:p>
          </table:table-cell>
          <table:table-cell/>
        </table:table-row>
        <table:table-row table:style-name="ro1">
          <table:table-cell office:value-type="string" calcext:value-type="string">
            <text:p>X0009</text:p>
          </table:table-cell>
          <table:table-cell/>
        </table:table-row>
        <table:table-row table:style-name="ro1">
          <table:table-cell office:value-type="string" calcext:value-type="string">
            <text:p>X00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00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0006</text:p>
          </table:table-cell>
          <table:table-cell/>
        </table:table-row>
        <table:table-row table:style-name="ro1">
          <table:table-cell office:value-type="string" calcext:value-type="string">
            <text:p>X0001</text:p>
          </table:table-cell>
          <table:table-cell/>
        </table:table-row>
        <table:table-row table:style-name="ro1">
          <table:table-cell office:value-type="string" calcext:value-type="string">
            <text:p>X0002</text:p>
          </table:table-cell>
          <table:table-cell/>
        </table:table-row>
        <table:table-row table:style-name="ro1">
          <table:table-cell office:value-type="string" calcext:value-type="string">
            <text:p>X0015</text:p>
          </table:table-cell>
          <table:table-cell/>
        </table:table-row>
        <table:table-row table:style-name="ro1">
          <table:table-cell office:value-type="string" calcext:value-type="string">
            <text:p>X0008</text:p>
          </table:table-cell>
          <table:table-cell/>
        </table:table-row>
        <table:table-row table:style-name="ro1">
          <table:table-cell office:value-type="string" calcext:value-type="string">
            <text:p>X0009</text:p>
          </table:table-cell>
          <table:table-cell/>
        </table:table-row>
        <table:table-row table:style-name="ro1">
          <table:table-cell office:value-type="string" calcext:value-type="string">
            <text:p>X0010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V0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0008</text:p>
          </table:table-cell>
          <table:table-cell/>
        </table:table-row>
        <table:table-row table:style-name="ro1">
          <table:table-cell office:value-type="string" calcext:value-type="string">
            <text:p>V000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0004</text:p>
          </table:table-cell>
          <table:table-cell/>
        </table:table-row>
        <table:table-row table:style-name="ro1">
          <table:table-cell office:value-type="string" calcext:value-type="string">
            <text:p>V0005</text:p>
          </table:table-cell>
          <table:table-cell/>
        </table:table-row>
        <table:table-row table:style-name="ro1">
          <table:table-cell office:value-type="string" calcext:value-type="string">
            <text:p>V000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0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0018</text:p>
          </table:table-cell>
          <table:table-cell/>
        </table:table-row>
        <table:table-row table:style-name="ro1">
          <table:table-cell office:value-type="string" calcext:value-type="string">
            <text:p>V0019</text:p>
          </table:table-cell>
          <table:table-cell/>
        </table:table-row>
        <table:table-row table:style-name="ro1">
          <table:table-cell office:value-type="string" calcext:value-type="string">
            <text:p>V0020</text:p>
          </table:table-cell>
          <table:table-cell/>
        </table:table-row>
        <table:table-row table:style-name="ro1">
          <table:table-cell office:value-type="string" calcext:value-type="string">
            <text:p>V0021</text:p>
          </table:table-cell>
          <table:table-cell/>
        </table:table-row>
        <table:table-row table:style-name="ro1">
          <table:table-cell office:value-type="string" calcext:value-type="string">
            <text:p>V0022</text:p>
          </table:table-cell>
          <table:table-cell/>
        </table:table-row>
        <table:table-row table:style-name="ro1">
          <table:table-cell office:value-type="string" calcext:value-type="string">
            <text:p>V0023</text:p>
          </table:table-cell>
          <table:table-cell/>
        </table:table-row>
        <table:table-row table:style-name="ro1">
          <table:table-cell office:value-type="string" calcext:value-type="string">
            <text:p>V002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0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0026</text:p>
          </table:table-cell>
          <table:table-cell/>
        </table:table-row>
        <table:table-row table:style-name="ro1">
          <table:table-cell office:value-type="string" calcext:value-type="string">
            <text:p>V0027</text:p>
          </table:table-cell>
          <table:table-cell/>
        </table:table-row>
        <table:table-row table:style-name="ro1">
          <table:table-cell office:value-type="string" calcext:value-type="string">
            <text:p>V0028</text:p>
          </table:table-cell>
          <table:table-cell/>
        </table:table-row>
        <table:table-row table:style-name="ro1">
          <table:table-cell office:value-type="string" calcext:value-type="string">
            <text:p>V0029</text:p>
          </table:table-cell>
          <table:table-cell/>
        </table:table-row>
        <table:table-row table:style-name="ro1">
          <table:table-cell office:value-type="string" calcext:value-type="string">
            <text:p>V0030</text:p>
          </table:table-cell>
          <table:table-cell/>
        </table:table-row>
        <table:table-row table:style-name="ro1">
          <table:table-cell office:value-type="string" calcext:value-type="string">
            <text:p>V0031</text:p>
          </table:table-cell>
          <table:table-cell/>
        </table:table-row>
        <table:table-row table:style-name="ro1">
          <table:table-cell office:value-type="string" calcext:value-type="string">
            <text:p>V0032</text:p>
          </table:table-cell>
          <table:table-cell/>
        </table:table-row>
      </table:table>
      <table:table table:name="Аркуш6" table:style-name="ta1">
        <table:table-column table:style-name="co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Коди помилок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Без помило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елика тара дозатора вапняк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елика тара дозатора вугілл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еликий час завантаження вапняку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еликий час завантаження вугілл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овисання трос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ерхній аварійний кінцевик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варія ЧП скіпа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Великий струм ЧП скіп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еревищено час роботи ЧП скіпа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еревищено час швидкого ходу скіпа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асідання проб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грн.</number:text>
    </number:number-style>
    <number:number-style style:name="N110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грн.</number:text>
    </number:number-style>
    <number:number-style style:name="N113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loext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р.</number:text>
    </number:number-style>
    <number:number-style style:name="N14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р.</number:text>
    </number:number-style>
    <number:number-style style:name="N14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loext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loext:min-decimal-places="0" number:min-integer-digits="1" number:grouping="true"/>
    </number:number-style>
    <number:number-style style:name="N163">
      <number:text>-€</number:text>
      <number:number number:decimal-places="0" loext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loext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loext:min-decimal-places="2" number:min-integer-digits="1" number:grouping="true"/>
    </number:number-style>
    <number:number-style style:name="N166">
      <number:text>-€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loext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.00.0000</text:date>, <text:time style:data-style-name="N2" text:time-value="19:11:10.517294143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4T13:46:13</meta:creation-date>
    <dc:date>2017-09-13T19:59:02.458908271</dc:date>
    <meta:editing-duration>P12DT12H9M31S</meta:editing-duration>
    <meta:editing-cycles>79</meta:editing-cycles>
    <meta:generator>LibreOffice/5.4.0.3$Linux_X86_64 LibreOffice_project/40m0$Build-3</meta:generator>
    <meta:print-date>2014-08-23T18:28:01.195584163</meta:print-date>
    <meta:document-statistic meta:table-count="5" meta:cell-count="3039" meta:object-count="0"/>
  </office:meta>
</office:document-meta>
</file>